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別に">
            <text:p>別に</text:p>
          </table:table-cell>
          <table:table-cell office:value-type="string" office:value="べつに">
            <text:p>べつに</text:p>
          </table:table-cell>
          <table:table-cell office:value-type="string" office:value="particularly, not really">
            <text:p>particularly, not real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別に気になりません。">
            <text:p>私は別に気になりません。</text:p>
          </table:table-cell>
          <table:table-cell office:value-type="string" office:value="わたし は べつ に き に なりません。">
            <text:p>わたし は べつ に き に なりません。</text:p>
          </table:table-cell>
          <table:table-cell office:value-type="string" office:value="I don't really care about it.">
            <text:p>I don't really care about it.</text:p>
          </table:table-cell>
          <table:table-cell office:value-type="string" office:value="その映画は別に見たいと思いません。">
            <text:p>その映画は別に見たいと思いません。</text:p>
          </table:table-cell>
          <table:table-cell office:value-type="string" office:value="その えいが は べつ に みたい と おもいません。">
            <text:p>その えいが は べつ に みたい と おもいません。</text:p>
          </table:table-cell>
          <table:table-cell office:value-type="string" office:value="I don't really want to see the movie.">
            <text:p>I don't really want to see the movi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しても">
            <text:p>どうしても</text:p>
          </table:table-cell>
          <table:table-cell office:value-type="string" office:value="どうしても">
            <text:p>どうしても</text:p>
          </table:table-cell>
          <table:table-cell office:value-type="string" office:value="by any means, no matter how">
            <text:p>by any means, no matter h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どうしてもその訳を知りたい。">
            <text:p>どうしてもその訳を知りたい。</text:p>
          </table:table-cell>
          <table:table-cell office:value-type="string" office:value="どうして も その わけ を しりたい。">
            <text:p>どうして も その わけ を しりたい。</text:p>
          </table:table-cell>
          <table:table-cell office:value-type="string" office:value="By any means, I want to know the reason.">
            <text:p>By any means, I want to know the reason.</text:p>
          </table:table-cell>
          <table:table-cell office:value-type="string" office:value="私はどうしてもイギリスに行きたいんです。">
            <text:p>私はどうしてもイギリスに行きたいんです。</text:p>
          </table:table-cell>
          <table:table-cell office:value-type="string" office:value="わたし は どうして も イギリス に いきたい ん です。">
            <text:p>わたし は どうして も イギリス に いきたい ん です。</text:p>
          </table:table-cell>
          <table:table-cell office:value-type="string" office:value="I want to go to England no matter what.">
            <text:p>I want to go to England no matter wha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父親">
            <text:p>父親</text:p>
          </table:table-cell>
          <table:table-cell office:value-type="string" office:value="ちちおや">
            <text:p>ちちおや</text:p>
          </table:table-cell>
          <table:table-cell office:value-type="string" office:value="father, male parent">
            <text:p>father, male 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父親が子供とキャッチボールをしている。">
            <text:p>父親が子供とキャッチボールをしている。</text:p>
          </table:table-cell>
          <table:table-cell office:value-type="string" office:value="ちちおや が こども と キャッチボール を して いる。">
            <text:p>ちちおや が こども と キャッチボール を して いる。</text:p>
          </table:table-cell>
          <table:table-cell office:value-type="string" office:value="The father is playing catch with his child.">
            <text:p>The father is playing catch with his chil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誘う">
            <text:p>誘う</text:p>
          </table:table-cell>
          <table:table-cell office:value-type="string" office:value="さそう">
            <text:p>さそう</text:p>
          </table:table-cell>
          <table:table-cell office:value-type="string" office:value="invite, ask out">
            <text:p>invite, ask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をデートに誘った。">
            <text:p>彼女をデートに誘った。</text:p>
          </table:table-cell>
          <table:table-cell office:value-type="string" office:value="かのじょ を デート に さそった。">
            <text:p>かのじょ を デート に さそった。</text:p>
          </table:table-cell>
          <table:table-cell office:value-type="string" office:value="I asked her out on a date.">
            <text:p>I asked her out on a date.</text:p>
          </table:table-cell>
          <table:table-cell office:value-type="string" office:value="彼も晩ご飯に誘いましょうよ。">
            <text:p>彼も晩ご飯に誘いましょうよ。</text:p>
          </table:table-cell>
          <table:table-cell office:value-type="string" office:value="かれ も ばん ごはん に さそいましょう よ。">
            <text:p>かれ も ばん ごはん に さそいましょう よ。</text:p>
          </table:table-cell>
          <table:table-cell office:value-type="string" office:value="Why don't we invite him to dinner, as well?">
            <text:p>Why don't we invite him to dinner, as well?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母親">
            <text:p>母親</text:p>
          </table:table-cell>
          <table:table-cell office:value-type="string" office:value="ははおや">
            <text:p>ははおや</text:p>
          </table:table-cell>
          <table:table-cell office:value-type="string" office:value="mother, female parent">
            <text:p>mother, female 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2才の子の母親です。">
            <text:p>彼女は2才の子の母親です。</text:p>
          </table:table-cell>
          <table:table-cell office:value-type="string" office:value="かのじょ は 2 さい の こ の ははおや です。">
            <text:p>かのじょ は 2 さい の こ の ははおや です。</text:p>
          </table:table-cell>
          <table:table-cell office:value-type="string" office:value="She's a mother of a two-year-old kid.">
            <text:p>She's a mother of a two-year-old kid.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clasped her mother's hand.">
            <text:p>The girl clasped her mother's han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昼前">
            <text:p>昼前</text:p>
          </table:table-cell>
          <table:table-cell office:value-type="string" office:value="ひるまえ">
            <text:p>ひるまえ</text:p>
          </table:table-cell>
          <table:table-cell office:value-type="string" office:value="in the morning, before noon">
            <text:p>in the morning, before 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前に会議があった。">
            <text:p>昼前に会議があった。</text:p>
          </table:table-cell>
          <table:table-cell office:value-type="string" office:value="ひる まえ に かいぎ が あった。">
            <text:p>ひる まえ に かいぎ が あった。</text:p>
          </table:table-cell>
          <table:table-cell office:value-type="string" office:value="There was a meeting in the morning.">
            <text:p>There was a meeting in the morning.</text:p>
          </table:table-cell>
          <table:table-cell office:value-type="string" office:value="今日は昼前に一度家に帰ります。">
            <text:p>今日は昼前に一度家に帰ります。</text:p>
          </table:table-cell>
          <table:table-cell office:value-type="string" office:value="きょう は ひる まえ に いち ど いえ に かえります。">
            <text:p>きょう は ひる まえ に いち ど いえ に かえります。</text:p>
          </table:table-cell>
          <table:table-cell office:value-type="string" office:value="Today I'll go home once before noon.">
            <text:p>Today I'll go home once before no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らふら">
            <text:p>ふらふら</text:p>
          </table:table-cell>
          <table:table-cell office:value-type="string" office:value="ふらふら">
            <text:p>ふらふら</text:p>
          </table:table-cell>
          <table:table-cell office:value-type="string" office:value="be dizzy, lightheaded">
            <text:p>be dizzy, lightheade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疲れてふらふらです。">
            <text:p>私は疲れてふらふらです。</text:p>
          </table:table-cell>
          <table:table-cell office:value-type="string" office:value="わたし は つかれて ふらふら です。">
            <text:p>わたし は つかれて ふらふら です。</text:p>
          </table:table-cell>
          <table:table-cell office:value-type="string" office:value="I'm tired and feel dizzy.">
            <text:p>I'm tired and feel dizzy.</text:p>
          </table:table-cell>
          <table:table-cell office:value-type="string" office:value="朝から頭がふらふらします。">
            <text:p>朝から頭がふらふらします。</text:p>
          </table:table-cell>
          <table:table-cell office:value-type="string" office:value="あさ から あたま が ふらふら します。">
            <text:p>あさ から あたま が ふらふら します。</text:p>
          </table:table-cell>
          <table:table-cell office:value-type="string" office:value="I've been feeling dizzy since morning.">
            <text:p>I've been feeling dizzy since morning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ぼす">
            <text:p>こぼす</text:p>
          </table:table-cell>
          <table:table-cell office:value-type="string" office:value="こぼす">
            <text:p>こぼす</text:p>
          </table:table-cell>
          <table:table-cell office:value-type="string" office:value="spill (something)">
            <text:p>spill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ソファにワインをこぼした。">
            <text:p>ソファにワインをこぼした。</text:p>
          </table:table-cell>
          <table:table-cell office:value-type="string" office:value="ソファ に ワイン を こぼした。">
            <text:p>ソファ に ワイン を こぼした。</text:p>
          </table:table-cell>
          <table:table-cell office:value-type="string" office:value="I spilt wine on the sofa.">
            <text:p>I spilt wine on the sofa.</text:p>
          </table:table-cell>
          <table:table-cell office:value-type="string" office:value="教科書にコーヒーをこぼしてしまいました。">
            <text:p>教科書にコーヒーをこぼしてしまいました。</text:p>
          </table:table-cell>
          <table:table-cell office:value-type="string" office:value="きょうかしょ に コーヒー を こぼして しまいました。">
            <text:p>きょうかしょ に コーヒー を こぼして しまいました。</text:p>
          </table:table-cell>
          <table:table-cell office:value-type="string" office:value="I spilled coffee on my textbook.">
            <text:p>I spilled coffee on my textbook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ってくる">
            <text:p>持ってくる</text:p>
          </table:table-cell>
          <table:table-cell office:value-type="string" office:value="もってくる">
            <text:p>もってくる</text:p>
          </table:table-cell>
          <table:table-cell office:value-type="string" office:value="bring">
            <text:p>b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いすを持ってきてください。">
            <text:p>そのいすを持ってきてください。</text:p>
          </table:table-cell>
          <table:table-cell office:value-type="string" office:value="その いす を もって きて ください。">
            <text:p>その いす を もって きて ください。</text:p>
          </table:table-cell>
          <table:table-cell office:value-type="string" office:value="Please bring the chair.">
            <text:p>Please bring the chair.</text:p>
          </table:table-cell>
          <table:table-cell office:value-type="string" office:value="今日は弁当を持ってきました。">
            <text:p>今日は弁当を持ってきました。</text:p>
          </table:table-cell>
          <table:table-cell office:value-type="string" office:value="きょう は べんとう を もって きました。">
            <text:p>きょう は べんとう を もって きました。</text:p>
          </table:table-cell>
          <table:table-cell office:value-type="string" office:value="I brought a boxed lunch today.">
            <text:p>I brought a boxed lunch toda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り向く">
            <text:p>振り向く</text:p>
          </table:table-cell>
          <table:table-cell office:value-type="string" office:value="ふりむく">
            <text:p>ふりむく</text:p>
          </table:table-cell>
          <table:table-cell office:value-type="string" office:value="turn around, look back">
            <text:p>turn around, look ba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振り向いて俺に微笑んだんだ。">
            <text:p>彼女は振り向いて俺に微笑んだんだ。</text:p>
          </table:table-cell>
          <table:table-cell office:value-type="string" office:value="かのじょ は ふりむいて おれ に ほほえんだ ん だ。">
            <text:p>かのじょ は ふりむいて おれ に ほほえんだ ん だ。</text:p>
          </table:table-cell>
          <table:table-cell office:value-type="string" office:value="She turned around and smiled at me.">
            <text:p>She turned around and smiled at me.</text:p>
          </table:table-cell>
          <table:table-cell office:value-type="string" office:value="その男の子は名前を呼ばれて振り向きました。">
            <text:p>その男の子は名前を呼ばれて振り向きました。</text:p>
          </table:table-cell>
          <table:table-cell office:value-type="string" office:value="その おとこ の こ は なまえ を よばれて ふりむきました。">
            <text:p>その おとこ の こ は なまえ を よばれて ふりむきました。</text:p>
          </table:table-cell>
          <table:table-cell office:value-type="string" office:value="The boy turned around when his name was called.">
            <text:p>The boy turned around when his name was calle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面所">
            <text:p>洗面所</text:p>
          </table:table-cell>
          <table:table-cell office:value-type="string" office:value="せんめんじょ">
            <text:p>せんめんじょ</text:p>
          </table:table-cell>
          <table:table-cell office:value-type="string" office:value="washroom, bathroom">
            <text:p>washroom, bath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洗面所で顔を洗った。">
            <text:p>洗面所で顔を洗った。</text:p>
          </table:table-cell>
          <table:table-cell office:value-type="string" office:value="せんめんじょ で かお を あらった。">
            <text:p>せんめんじょ で かお を あらった。</text:p>
          </table:table-cell>
          <table:table-cell office:value-type="string" office:value="She washed her face in the washroom.">
            <text:p>She washed her face in the washroom.</text:p>
          </table:table-cell>
          <table:table-cell office:value-type="string" office:value="歯磨きはキッチンではなく洗面所でしてください。">
            <text:p>歯磨きはキッチンではなく洗面所でしてください。</text:p>
          </table:table-cell>
          <table:table-cell office:value-type="string" office:value="はみがき は キッチン で は なく せんめんじょ で して ください。">
            <text:p>はみがき は キッチン で は なく せんめんじょ で して ください。</text:p>
          </table:table-cell>
          <table:table-cell office:value-type="string" office:value="Please brush your teeth in the bathroom, not in the kitchen.">
            <text:p>Please brush your teeth in the bathroom, not in the kitche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側">
            <text:p>外側</text:p>
          </table:table-cell>
          <table:table-cell office:value-type="string" office:value="そとがわ">
            <text:p>そとがわ</text:p>
          </table:table-cell>
          <table:table-cell office:value-type="string" office:value="exterior, outside">
            <text:p>exterior, out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線の外側を歩かないでください。">
            <text:p>白線の外側を歩かないでください。</text:p>
          </table:table-cell>
          <table:table-cell office:value-type="string" office:value="はくせん の そと がわ を あるかないで ください。">
            <text:p>はくせん の そと がわ を あるかないで ください。</text:p>
          </table:table-cell>
          <table:table-cell office:value-type="string" office:value="Please don't walk outside the white line.">
            <text:p>Please don't walk outside the white line.</text:p>
          </table:table-cell>
          <table:table-cell office:value-type="string" office:value="窓の外側は私が拭きます。">
            <text:p>窓の外側は私が拭きます。</text:p>
          </table:table-cell>
          <table:table-cell office:value-type="string" office:value="まど の そと がわ は わたし が ふきます。">
            <text:p>まど の そと がわ は わたし が ふきます。</text:p>
          </table:table-cell>
          <table:table-cell office:value-type="string" office:value="I'll wipe the outside of the window.">
            <text:p>I'll wipe the outside of the window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段々">
            <text:p>段々</text:p>
          </table:table-cell>
          <table:table-cell office:value-type="string" office:value="だんだん">
            <text:p>だんだん</text:p>
          </table:table-cell>
          <table:table-cell office:value-type="string" office:value="gradually, little by little">
            <text:p>gradually, little by litt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段々仕事が楽しくなってきました。">
            <text:p>段々仕事が楽しくなってきました。</text:p>
          </table:table-cell>
          <table:table-cell office:value-type="string" office:value="だんだん しごと が たのしく なって きました。">
            <text:p>だんだん しごと が たのしく なって きました。</text:p>
          </table:table-cell>
          <table:table-cell office:value-type="string" office:value="Little by little I've come to enjoy my work.">
            <text:p>Little by little I've come to enjoy my work.</text:p>
          </table:table-cell>
          <table:table-cell office:value-type="string" office:value="日本の生活に段々慣れてきました。">
            <text:p>日本の生活に段々慣れてきました。</text:p>
          </table:table-cell>
          <table:table-cell office:value-type="string" office:value="にほん の せいかつ に だんだん なれて きました。">
            <text:p>にほん の せいかつ に だんだん なれて きました。</text:p>
          </table:table-cell>
          <table:table-cell office:value-type="string" office:value="I'm getting used to my life in Japan little by little.">
            <text:p>I'm getting used to my life in Japan little by littl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む">
            <text:p>包む</text:p>
          </table:table-cell>
          <table:table-cell office:value-type="string" office:value="つつむ">
            <text:p>つつむ</text:p>
          </table:table-cell>
          <table:table-cell office:value-type="string" office:value="wrap, pack">
            <text:p>wrap, pa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プレゼントをきれいな紙で包みました。">
            <text:p>プレゼントをきれいな紙で包みました。</text:p>
          </table:table-cell>
          <table:table-cell office:value-type="string" office:value="プレゼント を きれいな かみ で つつみました。">
            <text:p>プレゼント を きれいな かみ で つつみました。</text:p>
          </table:table-cell>
          <table:table-cell office:value-type="string" office:value="I wrapped the present in beautiful paper.">
            <text:p>I wrapped the present in beautiful paper.</text:p>
          </table:table-cell>
          <table:table-cell office:value-type="string" office:value="お皿を新聞紙で包んでください。">
            <text:p>お皿を新聞紙で包んでください。</text:p>
          </table:table-cell>
          <table:table-cell office:value-type="string" office:value="おさら を しんぶんし で つつんで ください。">
            <text:p>おさら を しんぶんし で つつんで ください。</text:p>
          </table:table-cell>
          <table:table-cell office:value-type="string" office:value="Please wrap the plates in newspaper.">
            <text:p>Please wrap the plates in newspap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くなる">
            <text:p>無くなる</text:p>
          </table:table-cell>
          <table:table-cell office:value-type="string" office:value="なくなる">
            <text:p>なくなる</text:p>
          </table:table-cell>
          <table:table-cell office:value-type="string" office:value="go missing, run out">
            <text:p>go missing, run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うお金が無くなりました。">
            <text:p>もうお金が無くなりました。</text:p>
          </table:table-cell>
          <table:table-cell office:value-type="string" office:value="もう おかね が なくなりました。">
            <text:p>もう おかね が なくなりました。</text:p>
          </table:table-cell>
          <table:table-cell office:value-type="string" office:value="I've run out of money already.">
            <text:p>I've run out of money already.</text:p>
          </table:table-cell>
          <table:table-cell office:value-type="string" office:value="トイレットペーパーが無くなりました。">
            <text:p>トイレットペーパーが無くなりました。</text:p>
          </table:table-cell>
          <table:table-cell office:value-type="string" office:value="トイレットペーパー が なくなりました。">
            <text:p>トイレットペーパー が なくなりました。</text:p>
          </table:table-cell>
          <table:table-cell office:value-type="string" office:value="We've run out of toilet paper.">
            <text:p>We've run out of toilet pap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豚">
            <text:p>豚</text:p>
          </table:table-cell>
          <table:table-cell office:value-type="string" office:value="ぶた">
            <text:p>ぶた</text:p>
          </table:table-cell>
          <table:table-cell office:value-type="string" office:value="pig">
            <text:p>pi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豚はすごく鼻がいい。">
            <text:p>豚はすごく鼻がいい。</text:p>
          </table:table-cell>
          <table:table-cell office:value-type="string" office:value="ぶた は すごく はな が いい。">
            <text:p>ぶた は すごく はな が いい。</text:p>
          </table:table-cell>
          <table:table-cell office:value-type="string" office:value="Pigs have a very keen sense of smell.">
            <text:p>Pigs have a very keen sense of smell.</text:p>
          </table:table-cell>
          <table:table-cell office:value-type="string" office:value="豚の鼻はおもしろいですね。">
            <text:p>豚の鼻はおもしろいですね。</text:p>
          </table:table-cell>
          <table:table-cell office:value-type="string" office:value="ぶた の はな は おもしろい です ね。">
            <text:p>ぶた の はな は おもしろい です ね。</text:p>
          </table:table-cell>
          <table:table-cell office:value-type="string" office:value="The noses of pigs are funny.">
            <text:p>The noses of pigs are funn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褒める">
            <text:p>褒める</text:p>
          </table:table-cell>
          <table:table-cell office:value-type="string" office:value="ほめる">
            <text:p>ほめる</text:p>
          </table:table-cell>
          <table:table-cell office:value-type="string" office:value="praise, compliment">
            <text:p>praise, complime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頑張ったので褒められました。">
            <text:p>頑張ったので褒められました。</text:p>
          </table:table-cell>
          <table:table-cell office:value-type="string" office:value="がんばった ので ほめられました。">
            <text:p>がんばった ので ほめられました。</text:p>
          </table:table-cell>
          <table:table-cell office:value-type="string" office:value="He was praised because he worked hard.">
            <text:p>He was praised because he worked hard.</text:p>
          </table:table-cell>
          <table:table-cell office:value-type="string" office:value="子供は褒めて育てましょう。">
            <text:p>子供は褒めて育てましょう。</text:p>
          </table:table-cell>
          <table:table-cell office:value-type="string" office:value="こども は ほめて そだてましょう。">
            <text:p>こども は ほめて そだてましょう。</text:p>
          </table:table-cell>
          <table:table-cell office:value-type="string" office:value="Raise children by praising them.">
            <text:p>Raise children by praising them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沸かす">
            <text:p>沸かす</text:p>
          </table:table-cell>
          <table:table-cell office:value-type="string" office:value="わかす">
            <text:p>わかす</text:p>
          </table:table-cell>
          <table:table-cell office:value-type="string" office:value="boil (water)">
            <text:p>boil (wate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湯を沸かしてください。">
            <text:p>お湯を沸かしてください。</text:p>
          </table:table-cell>
          <table:table-cell office:value-type="string" office:value="おゆ を わかして ください。">
            <text:p>おゆ を わかして ください。</text:p>
          </table:table-cell>
          <table:table-cell office:value-type="string" office:value="Please boil some water.">
            <text:p>Please boil some water.</text:p>
          </table:table-cell>
          <table:table-cell office:value-type="string" office:value="やかんでお湯を沸かしました。">
            <text:p>やかんでお湯を沸かしました。</text:p>
          </table:table-cell>
          <table:table-cell office:value-type="string" office:value="やかん で おゆ を わかしました。">
            <text:p>やかん で おゆ を わかしました。</text:p>
          </table:table-cell>
          <table:table-cell office:value-type="string" office:value="I boiled water in the kettle.">
            <text:p>I boiled water in the kettl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暖める">
            <text:p>暖める</text:p>
          </table:table-cell>
          <table:table-cell office:value-type="string" office:value="あたためる">
            <text:p>あたためる</text:p>
          </table:table-cell>
          <table:table-cell office:value-type="string" office:value="warm (something) up">
            <text:p>warm (something)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車を暖めています。">
            <text:p>今、車を暖めています。</text:p>
          </table:table-cell>
          <table:table-cell office:value-type="string" office:value="いま、くるま を あたためて います。">
            <text:p>いま、くるま を あたためて います。</text:p>
          </table:table-cell>
          <table:table-cell office:value-type="string" office:value="I'm warming up the car now.">
            <text:p>I'm warming up the car now.</text:p>
          </table:table-cell>
          <table:table-cell office:value-type="string" office:value="もう少し部屋を暖めてください。">
            <text:p>もう少し部屋を暖めてください。</text:p>
          </table:table-cell>
          <table:table-cell office:value-type="string" office:value="もう すこし へや を あたためて ください。">
            <text:p>もう すこし へや を あたためて ください。</text:p>
          </table:table-cell>
          <table:table-cell office:value-type="string" office:value="Please warm the room a little more.">
            <text:p>Please warm the room a little mo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換える">
            <text:p>換える</text:p>
          </table:table-cell>
          <table:table-cell office:value-type="string" office:value="かえる">
            <text:p>かえる</text:p>
          </table:table-cell>
          <table:table-cell office:value-type="string" office:value="exchange, convert">
            <text:p>exchange, conve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のタイヤを換えた。">
            <text:p>車のタイヤを換えた。</text:p>
          </table:table-cell>
          <table:table-cell office:value-type="string" office:value="くるま の タイヤ を かえた。">
            <text:p>くるま の タイヤ を かえた。</text:p>
          </table:table-cell>
          <table:table-cell office:value-type="string" office:value="I changed the tires on the car.">
            <text:p>I changed the tires on the car.</text:p>
          </table:table-cell>
          <table:table-cell office:value-type="string" office:value="姉は古い服をお金に換えました。">
            <text:p>姉は古い服をお金に換えました。</text:p>
          </table:table-cell>
          <table:table-cell office:value-type="string" office:value="あね は ふるい ふく を おかね に かえました。">
            <text:p>あね は ふるい ふく を おかね に かえました。</text:p>
          </table:table-cell>
          <table:table-cell office:value-type="string" office:value="My sister exchanged old clothes for money.">
            <text:p>My sister exchanged old clothes for mone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っぽい">
            <text:p>安っぽい</text:p>
          </table:table-cell>
          <table:table-cell office:value-type="string" office:value="やすっぽい">
            <text:p>やすっぽい</text:p>
          </table:table-cell>
          <table:table-cell office:value-type="string" office:value="cheap-looking, tacky">
            <text:p>cheap-looking, tac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シャツは安っぽいね。">
            <text:p>そのシャツは安っぽいね。</text:p>
          </table:table-cell>
          <table:table-cell office:value-type="string" office:value="その シャツ は やすっぽい ね。">
            <text:p>その シャツ は やすっぽい ね。</text:p>
          </table:table-cell>
          <table:table-cell office:value-type="string" office:value="That shirt looks cheap.">
            <text:p>That shirt looks cheap.</text:p>
          </table:table-cell>
          <table:table-cell office:value-type="string" office:value="あの人はいつも安っぽい服を着ている。">
            <text:p>あの人はいつも安っぽい服を着ている。</text:p>
          </table:table-cell>
          <table:table-cell office:value-type="string" office:value="あの ひと は いつも やすっぽい ふく を きて いる。">
            <text:p>あの ひと は いつも やすっぽい ふく を きて いる。</text:p>
          </table:table-cell>
          <table:table-cell office:value-type="string" office:value="That person always wears cheap-looking clothes.">
            <text:p>That person always wears cheap-looking clothe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ぎらぎら">
            <text:p>ぎらぎら</text:p>
          </table:table-cell>
          <table:table-cell office:value-type="string" office:value="ぎらぎら">
            <text:p>ぎらぎら</text:p>
          </table:table-cell>
          <table:table-cell office:value-type="string" office:value="glaring, blinding">
            <text:p>glaring, blind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太陽がぎらぎらしている。">
            <text:p>太陽がぎらぎらしている。</text:p>
          </table:table-cell>
          <table:table-cell office:value-type="string" office:value="たいよう が ぎらぎら して いる。">
            <text:p>たいよう が ぎらぎら して いる。</text:p>
          </table:table-cell>
          <table:table-cell office:value-type="string" office:value="The sun is glaring.">
            <text:p>The sun is glaring.</text:p>
          </table:table-cell>
          <table:table-cell office:value-type="string" office:value="あの人は目がぎらぎらしていて怖い。">
            <text:p>あの人は目がぎらぎらしていて怖い。</text:p>
          </table:table-cell>
          <table:table-cell office:value-type="string" office:value="あの ひと は め が ぎらぎら して いて こわい。">
            <text:p>あの ひと は め が ぎらぎら して いて こわい。</text:p>
          </table:table-cell>
          <table:table-cell office:value-type="string" office:value="That person is scary because his eyes are glaring.">
            <text:p>That person is scary because his eyes are glaring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とか">
            <text:p>何とか</text:p>
          </table:table-cell>
          <table:table-cell office:value-type="string" office:value="なんとか">
            <text:p>なんとか</text:p>
          </table:table-cell>
          <table:table-cell office:value-type="string" office:value="somehow or other">
            <text:p>somehow or oth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何とかお願いします。">
            <text:p>何とかお願いします。</text:p>
          </table:table-cell>
          <table:table-cell office:value-type="string" office:value="なんとか おねがい します。">
            <text:p>なんとか おねがい します。</text:p>
          </table:table-cell>
          <table:table-cell office:value-type="string" office:value="Please, I'm begging you.">
            <text:p>Please, I'm begging you.</text:p>
          </table:table-cell>
          <table:table-cell office:value-type="string" office:value="何とか会議に間に合いました。">
            <text:p>何とか会議に間に合いました。</text:p>
          </table:table-cell>
          <table:table-cell office:value-type="string" office:value="なんとか かいぎ に まにあいました。">
            <text:p>なんとか かいぎ に まにあいました。</text:p>
          </table:table-cell>
          <table:table-cell office:value-type="string" office:value="I made it to the meeting somehow or other.">
            <text:p>I made it to the meeting somehow or oth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よいよ">
            <text:p>いよいよ</text:p>
          </table:table-cell>
          <table:table-cell office:value-type="string" office:value="いよいよ">
            <text:p>いよいよ</text:p>
          </table:table-cell>
          <table:table-cell office:value-type="string" office:value="finally, any moment">
            <text:p>finally, any momen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はいよいよ出発の日です。">
            <text:p>明日はいよいよ出発の日です。</text:p>
          </table:table-cell>
          <table:table-cell office:value-type="string" office:value="あした は いよいよ しゅっぱつ の ひ です。">
            <text:p>あした は いよいよ しゅっぱつ の ひ です。</text:p>
          </table:table-cell>
          <table:table-cell office:value-type="string" office:value="We'll finally leave here tomorrow.">
            <text:p>We'll finally leave here tomorrow.</text:p>
          </table:table-cell>
          <table:table-cell office:value-type="string" office:value="いよいよ夏休みが始まります。">
            <text:p>いよいよ夏休みが始まります。</text:p>
          </table:table-cell>
          <table:table-cell office:value-type="string" office:value="いよいよ なつやすみ が はじまります。">
            <text:p>いよいよ なつやすみ が はじまります。</text:p>
          </table:table-cell>
          <table:table-cell office:value-type="string" office:value="Finally, summer vacation is starting.">
            <text:p>Finally, summer vacation is starting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らがら">
            <text:p>がらがら</text:p>
          </table:table-cell>
          <table:table-cell office:value-type="string" office:value="がらがら">
            <text:p>がらがら</text:p>
          </table:table-cell>
          <table:table-cell office:value-type="string" office:value="not crowded">
            <text:p>not crowd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映画館はがらがらでした。">
            <text:p>映画館はがらがらでした。</text:p>
          </table:table-cell>
          <table:table-cell office:value-type="string" office:value="えいがかん は がらがら でした。">
            <text:p>えいがかん は がらがら でした。</text:p>
          </table:table-cell>
          <table:table-cell office:value-type="string" office:value="The movie theater was not crowded at all.">
            <text:p>The movie theater was not crowded at all.</text:p>
          </table:table-cell>
          <table:table-cell office:value-type="string" office:value="そのデパートはいつもがらがらです。">
            <text:p>そのデパートはいつもがらがらです。</text:p>
          </table:table-cell>
          <table:table-cell office:value-type="string" office:value="その デパート は いつも がらがら です。">
            <text:p>その デパート は いつも がらがら です。</text:p>
          </table:table-cell>
          <table:table-cell office:value-type="string" office:value="The department store is never crowded.">
            <text:p>The department store is never crowde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缶詰">
            <text:p>缶詰</text:p>
          </table:table-cell>
          <table:table-cell office:value-type="string" office:value="かんづめ">
            <text:p>かんづめ</text:p>
          </table:table-cell>
          <table:table-cell office:value-type="string" office:value="canned food">
            <text:p>canned f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缶詰のフルーツはとても甘い。">
            <text:p>缶詰のフルーツはとても甘い。</text:p>
          </table:table-cell>
          <table:table-cell office:value-type="string" office:value="かんづめ の フルーツ は とても あまい。">
            <text:p>かんづめ の フルーツ は とても あまい。</text:p>
          </table:table-cell>
          <table:table-cell office:value-type="string" office:value="Canned fruit is very sweet.">
            <text:p>Canned fruit is very sweet.</text:p>
          </table:table-cell>
          <table:table-cell office:value-type="string" office:value="ケーキに缶詰のパイナップルを使いました。">
            <text:p>ケーキに缶詰のパイナップルを使いました。</text:p>
          </table:table-cell>
          <table:table-cell office:value-type="string" office:value="ケーキ に かんづめ の パイナップル を つかいました。">
            <text:p>ケーキ に かんづめ の パイナップル を つかいました。</text:p>
          </table:table-cell>
          <table:table-cell office:value-type="string" office:value="I used canned pineapples for the cake.">
            <text:p>I used canned pineapples for the cak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怪我">
            <text:p>怪我</text:p>
          </table:table-cell>
          <table:table-cell office:value-type="string" office:value="けが">
            <text:p>けが</text:p>
          </table:table-cell>
          <table:table-cell office:value-type="string" office:value="injury">
            <text:p>inju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腕を怪我した。">
            <text:p>彼女は腕を怪我した。</text:p>
          </table:table-cell>
          <table:table-cell office:value-type="string" office:value="かのじょ は うで を けが した。">
            <text:p>かのじょ は うで を けが した。</text:p>
          </table:table-cell>
          <table:table-cell office:value-type="string" office:value="She injured her arm.">
            <text:p>She injured her arm.</text:p>
          </table:table-cell>
          <table:table-cell office:value-type="string" office:value="彼は事故で怪我をしました。">
            <text:p>彼は事故で怪我をしました。</text:p>
          </table:table-cell>
          <table:table-cell office:value-type="string" office:value="かれ は じこ で けが を しました。">
            <text:p>かれ は じこ で けが を しました。</text:p>
          </table:table-cell>
          <table:table-cell office:value-type="string" office:value="He was injured in the accident.">
            <text:p>He was injured in the acciden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寒さ">
            <text:p>寒さ</text:p>
          </table:table-cell>
          <table:table-cell office:value-type="string" office:value="さむさ">
            <text:p>さむさ</text:p>
          </table:table-cell>
          <table:table-cell office:value-type="string" office:value="coldness, cold">
            <text:p>coldness, c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厳しい寒さになるでしょう。">
            <text:p>今日は厳しい寒さになるでしょう。</text:p>
          </table:table-cell>
          <table:table-cell office:value-type="string" office:value="きょう は きびしい さむさ に なる でしょう。">
            <text:p>きょう は きびしい さむさ に なる でしょう。</text:p>
          </table:table-cell>
          <table:table-cell office:value-type="string" office:value="It will be very cold today.">
            <text:p>It will be very cold today.</text:p>
          </table:table-cell>
          <table:table-cell office:value-type="string" office:value="明日は12月の寒さになります。">
            <text:p>明日は12月の寒さになります。</text:p>
          </table:table-cell>
          <table:table-cell office:value-type="string" office:value="あした は 12 がつ の さむさ に なります。">
            <text:p>あした は 12 がつ の さむさ に なります。</text:p>
          </table:table-cell>
          <table:table-cell office:value-type="string" office:value="Tomorrow it will be cold like in December.">
            <text:p>Tomorrow it will be cold like in Decemb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祝日">
            <text:p>祝日</text:p>
          </table:table-cell>
          <table:table-cell office:value-type="string" office:value="しゅくじつ">
            <text:p>しゅくじつ</text:p>
          </table:table-cell>
          <table:table-cell office:value-type="string" office:value="holiday">
            <text:p>hol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月三日は祝日だ。">
            <text:p>五月三日は祝日だ。</text:p>
          </table:table-cell>
          <table:table-cell office:value-type="string" office:value="ご がつ みっか は しゅくじつ だ。">
            <text:p>ご がつ みっか は しゅくじつ だ。</text:p>
          </table:table-cell>
          <table:table-cell office:value-type="string" office:value="May 3rd is a holiday.">
            <text:p>May 3rd is a holiday.</text:p>
          </table:table-cell>
          <table:table-cell office:value-type="string" office:value="8月11日は「山の日」という祝日です。">
            <text:p>8月11日は「山の日」という祝日です。</text:p>
          </table:table-cell>
          <table:table-cell office:value-type="string" office:value="8 がつ 11 にち は「やま の ひ」と いう しゅくじつ です。">
            <text:p>8 がつ 11 にち は「やま の ひ」と いう しゅくじつ です。</text:p>
          </table:table-cell>
          <table:table-cell office:value-type="string" office:value="August 11th is a national holiday called Mountain Day.">
            <text:p>August 11th is a national holiday called Mountain Da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き焼き">
            <text:p>すき焼き</text:p>
          </table:table-cell>
          <table:table-cell office:value-type="string" office:value="すきやき">
            <text:p>すきやき</text:p>
          </table:table-cell>
          <table:table-cell office:value-type="string" office:value="sukiyaki">
            <text:p>sukiyak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すき焼きを食べた。">
            <text:p>昨日の夜はすき焼きを食べた。</text:p>
          </table:table-cell>
          <table:table-cell office:value-type="string" office:value="きのう の よる は すきやき を たべた。">
            <text:p>きのう の よる は すきやき を たべた。</text:p>
          </table:table-cell>
          <table:table-cell office:value-type="string" office:value="I had sukiyaki last night.">
            <text:p>I had sukiyaki last night.</text:p>
          </table:table-cell>
          <table:table-cell office:value-type="string" office:value="すき焼きにはしょうゆと砂糖を使います。">
            <text:p>すき焼きにはしょうゆと砂糖を使います。</text:p>
          </table:table-cell>
          <table:table-cell office:value-type="string" office:value="すきやき に は しょうゆ と さとう を つかいます。">
            <text:p>すきやき に は しょうゆ と さとう を つかいます。</text:p>
          </table:table-cell>
          <table:table-cell office:value-type="string" office:value="For sukiyaki, we use soy sauce and sugar.">
            <text:p>For sukiyaki, we use soy sauce and suga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葉書">
            <text:p>葉書</text:p>
          </table:table-cell>
          <table:table-cell office:value-type="string" office:value="はがき">
            <text:p>はがき</text:p>
          </table:table-cell>
          <table:table-cell office:value-type="string" office:value="postcard">
            <text:p>post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族に葉書を書いています。">
            <text:p>家族に葉書を書いています。</text:p>
          </table:table-cell>
          <table:table-cell office:value-type="string" office:value="かぞく に はがき を かいて います。">
            <text:p>かぞく に はがき を かいて います。</text:p>
          </table:table-cell>
          <table:table-cell office:value-type="string" office:value="I'm writing a postcard to my family.">
            <text:p>I'm writing a postcard to my family.</text:p>
          </table:table-cell>
          <table:table-cell office:value-type="string" office:value="祖母に葉書を出しました。">
            <text:p>祖母に葉書を出しました。</text:p>
          </table:table-cell>
          <table:table-cell office:value-type="string" office:value="そぼ に はがき を だしました。">
            <text:p>そぼ に はがき を だしました。</text:p>
          </table:table-cell>
          <table:table-cell office:value-type="string" office:value="I sent a postcard to my grandmother.">
            <text:p>I sent a postcard to my grandmoth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掃く">
            <text:p>掃く</text:p>
          </table:table-cell>
          <table:table-cell office:value-type="string" office:value="はく">
            <text:p>はく</text:p>
          </table:table-cell>
          <table:table-cell office:value-type="string" office:value="sweep">
            <text:p>sw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床をほうきで掃きました。">
            <text:p>床をほうきで掃きました。</text:p>
          </table:table-cell>
          <table:table-cell office:value-type="string" office:value="ゆか を ほうき で はきました。">
            <text:p>ゆか を ほうき で はきました。</text:p>
          </table:table-cell>
          <table:table-cell office:value-type="string" office:value="I swept the floor with a broom.">
            <text:p>I swept the floor with a broom.</text:p>
          </table:table-cell>
          <table:table-cell office:value-type="string" office:value="家の前を掃いてください。">
            <text:p>家の前を掃いてください。</text:p>
          </table:table-cell>
          <table:table-cell office:value-type="string" office:value="いえ の まえ を はいて ください。">
            <text:p>いえ の まえ を はいて ください。</text:p>
          </table:table-cell>
          <table:table-cell office:value-type="string" office:value="Please sweep in front of the house.">
            <text:p>Please sweep in front of the hous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しろ">
            <text:p>何しろ</text:p>
          </table:table-cell>
          <table:table-cell office:value-type="string" office:value="なにしろ">
            <text:p>なにしろ</text:p>
          </table:table-cell>
          <table:table-cell office:value-type="string" office:value="anyhow, as you may know">
            <text:p>anyhow, as you may k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何しろよくしゃべります。">
            <text:p>彼は何しろよくしゃべります。</text:p>
          </table:table-cell>
          <table:table-cell office:value-type="string" office:value="かれ は なにしろ よく しゃべります。">
            <text:p>かれ は なにしろ よく しゃべります。</text:p>
          </table:table-cell>
          <table:table-cell office:value-type="string" office:value="As you may know, he talks a lot.">
            <text:p>As you may know, he talks a lot.</text:p>
          </table:table-cell>
          <table:table-cell office:value-type="string" office:value="妻は何しろ食べるのが遅い。">
            <text:p>妻は何しろ食べるのが遅い。</text:p>
          </table:table-cell>
          <table:table-cell office:value-type="string" office:value="つま は なにしろ たべる の が おそい。">
            <text:p>つま は なにしろ たべる の が おそい。</text:p>
          </table:table-cell>
          <table:table-cell office:value-type="string" office:value="My wife eats slowly as you may know.">
            <text:p>My wife eats slowly as you may know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んどん">
            <text:p>どんどん</text:p>
          </table:table-cell>
          <table:table-cell office:value-type="string" office:value="どんどん">
            <text:p>どんどん</text:p>
          </table:table-cell>
          <table:table-cell office:value-type="string" office:value="quickly, rapidly">
            <text:p>quickly, rapi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山道をどんどん進んでいったの。">
            <text:p>彼は山道をどんどん進んでいったの。</text:p>
          </table:table-cell>
          <table:table-cell office:value-type="string" office:value="かれ は やまみち を どんどん すすんで いった の 。">
            <text:p>かれ は やまみち を どんどん すすんで いった の 。</text:p>
          </table:table-cell>
          <table:table-cell office:value-type="string" office:value="He made quick progress along the mountain path.">
            <text:p>He made quick progress along the mountain path.</text:p>
          </table:table-cell>
          <table:table-cell office:value-type="string" office:value="色々な問題がどんどん出てきますね。">
            <text:p>色々な問題がどんどん出てきますね。</text:p>
          </table:table-cell>
          <table:table-cell office:value-type="string" office:value="いろいろな もんだい が どんどん でて きます ね。">
            <text:p>いろいろな もんだい が どんどん でて きます ね。</text:p>
          </table:table-cell>
          <table:table-cell office:value-type="string" office:value="Various problems are emerging quickly.">
            <text:p>Various problems are emerging quickl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こぺこ">
            <text:p>ぺこぺこ</text:p>
          </table:table-cell>
          <table:table-cell office:value-type="string" office:value="ぺこぺこ">
            <text:p>ぺこぺこ</text:p>
          </table:table-cell>
          <table:table-cell office:value-type="string" office:value="hungry, starving">
            <text:p>hungry, starv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おなかがぺこぺこです。">
            <text:p>私はおなかがぺこぺこです。</text:p>
          </table:table-cell>
          <table:table-cell office:value-type="string" office:value="わたし は おなか が ぺこぺこ です。">
            <text:p>わたし は おなか が ぺこぺこ です。</text:p>
          </table:table-cell>
          <table:table-cell office:value-type="string" office:value="I'm very hungry.">
            <text:p>I'm very hungry.</text:p>
          </table:table-cell>
          <table:table-cell office:value-type="string" office:value="おなかがぺこぺこで動けません。">
            <text:p>おなかがぺこぺこで動けません。</text:p>
          </table:table-cell>
          <table:table-cell office:value-type="string" office:value="おなか が ぺこぺこ で うごけません。">
            <text:p>おなか が ぺこぺこ で うごけません。</text:p>
          </table:table-cell>
          <table:table-cell office:value-type="string" office:value="I'm too hungry to move.">
            <text:p>I'm too hungry to mov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uently, in a chatty way">
            <text:p>fluently, in a chatty wa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ドイツ語がぺらぺらです。">
            <text:p>彼女はドイツ語がぺらぺらです。</text:p>
          </table:table-cell>
          <table:table-cell office:value-type="string" office:value="かのじょ は ドイツ ご が ぺらぺら です。">
            <text:p>かのじょ は ドイツ ご が ぺらぺら です。</text:p>
          </table:table-cell>
          <table:table-cell office:value-type="string" office:value="She speaks German fluently.">
            <text:p>She speaks German fluently.</text:p>
          </table:table-cell>
          <table:table-cell office:value-type="string" office:value="私は日本語がぺらぺらになりたいです。">
            <text:p>私は日本語がぺらぺらになりたいです。</text:p>
          </table:table-cell>
          <table:table-cell office:value-type="string" office:value="わたし は にほん ご が ぺらぺら に なりたい です。">
            <text:p>わたし は にほん ご が ぺらぺら に なりたい です。</text:p>
          </table:table-cell>
          <table:table-cell office:value-type="string" office:value="I want to be fluent in Japanese.">
            <text:p>I want to be fluent in Japanes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インコート">
            <text:p>レインコート</text:p>
          </table:table-cell>
          <table:table-cell office:value-type="string" office:value="レインコート">
            <text:p>レインコート</text:p>
          </table:table-cell>
          <table:table-cell office:value-type="string" office:value="raincoat">
            <text:p>rainco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なのでレインコートを着ました。">
            <text:p>雨なのでレインコートを着ました。</text:p>
          </table:table-cell>
          <table:table-cell office:value-type="string" office:value="あめ なので レインコート を きました。">
            <text:p>あめ なので レインコート を きました。</text:p>
          </table:table-cell>
          <table:table-cell office:value-type="string" office:value="I put on my raincoat because it was raining.">
            <text:p>I put on my raincoat because it was raining.</text:p>
          </table:table-cell>
          <table:table-cell office:value-type="string" office:value="雨の日はレインコートを着て自転車に乗ります。">
            <text:p>雨の日はレインコートを着て自転車に乗ります。</text:p>
          </table:table-cell>
          <table:table-cell office:value-type="string" office:value="あめ の ひ は レインコート を きて じてんしゃ に のります。">
            <text:p>あめ の ひ は レインコート を きて じてんしゃ に のります。</text:p>
          </table:table-cell>
          <table:table-cell office:value-type="string" office:value="On rainy days, I ride a bicycle in a raincoat.">
            <text:p>On rainy days, I ride a bicycle in a raincoa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イス">
            <text:p>アイス</text:p>
          </table:table-cell>
          <table:table-cell office:value-type="string" office:value="アイス">
            <text:p>アイス</text:p>
          </table:table-cell>
          <table:table-cell office:value-type="string" office:value="ice cream (for short)">
            <text:p>ice crea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アイスを食べました。">
            <text:p>暑いのでアイスを食べました。</text:p>
          </table:table-cell>
          <table:table-cell office:value-type="string" office:value="あつい ので アイス を たべました。">
            <text:p>あつい ので アイス を たべました。</text:p>
          </table:table-cell>
          <table:table-cell office:value-type="string" office:value="I ate ice cream because it was hot.">
            <text:p>I ate ice cream because it was hot.</text:p>
          </table:table-cell>
          <table:table-cell office:value-type="string" office:value="私はチョコレートアイスを頼みました。">
            <text:p>私はチョコレートアイスを頼みました。</text:p>
          </table:table-cell>
          <table:table-cell office:value-type="string" office:value="わたし は チョコレート アイス を たのみました。">
            <text:p>わたし は チョコレート アイス を たのみました。</text:p>
          </table:table-cell>
          <table:table-cell office:value-type="string" office:value="I ordered chocolate ice cream.">
            <text:p>I ordered chocolate ice cream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塩辛い">
            <text:p>塩辛い</text:p>
          </table:table-cell>
          <table:table-cell office:value-type="string" office:value="しおからい">
            <text:p>しおからい</text:p>
          </table:table-cell>
          <table:table-cell office:value-type="string" office:value="salty">
            <text:p>sal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海の水は塩辛い。">
            <text:p>海の水は塩辛い。</text:p>
          </table:table-cell>
          <table:table-cell office:value-type="string" office:value="うみ の みず は しおからい。">
            <text:p>うみ の みず は しおからい。</text:p>
          </table:table-cell>
          <table:table-cell office:value-type="string" office:value="Sea water is salty.">
            <text:p>Sea water is salty.</text:p>
          </table:table-cell>
          <table:table-cell office:value-type="string" office:value="ここの料理は少し塩辛いですね。">
            <text:p>ここの料理は少し塩辛いですね。</text:p>
          </table:table-cell>
          <table:table-cell office:value-type="string" office:value="ここ の りょうり は すこし しおからい です ね。">
            <text:p>ここ の りょうり は すこし しおからい です ね。</text:p>
          </table:table-cell>
          <table:table-cell office:value-type="string" office:value="The food here is a little salty.">
            <text:p>The food here is a little salt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セロテープ">
            <text:p>セロテープ</text:p>
          </table:table-cell>
          <table:table-cell office:value-type="string" office:value="セロテープ">
            <text:p>セロテープ</text:p>
          </table:table-cell>
          <table:table-cell office:value-type="string" office:value="scotch tape">
            <text:p>scotch ta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セロテープはありますか。">
            <text:p>セロテープはありますか。</text:p>
          </table:table-cell>
          <table:table-cell office:value-type="string" office:value="セロテープ は あります か。">
            <text:p>セロテープ は あります か。</text:p>
          </table:table-cell>
          <table:table-cell office:value-type="string" office:value="Do you have any scotch tape?">
            <text:p>Do you have any scotch tape?</text:p>
          </table:table-cell>
          <table:table-cell office:value-type="string" office:value="このセロテープはすぐに取れます。">
            <text:p>このセロテープはすぐに取れます。</text:p>
          </table:table-cell>
          <table:table-cell office:value-type="string" office:value="この セロテープ は すぐ に とれます。">
            <text:p>この セロテープ は すぐ に とれます。</text:p>
          </table:table-cell>
          <table:table-cell office:value-type="string" office:value="This scotch tape easily comes off.">
            <text:p>This scotch tape easily comes off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幅">
            <text:p>大幅</text:p>
          </table:table-cell>
          <table:table-cell office:value-type="string" office:value="おおはば">
            <text:p>おおはば</text:p>
          </table:table-cell>
          <table:table-cell office:value-type="string" office:value="drastically, substantially">
            <text:p>drastically, substantiall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計画を大幅に変更した。">
            <text:p>計画を大幅に変更した。</text:p>
          </table:table-cell>
          <table:table-cell office:value-type="string" office:value="けいかく を おおはば に へんこう した。">
            <text:p>けいかく を おおはば に へんこう した。</text:p>
          </table:table-cell>
          <table:table-cell office:value-type="string" office:value="We made a substantial change to the plan.">
            <text:p>We made a substantial change to the plan.</text:p>
          </table:table-cell>
          <table:table-cell office:value-type="string" office:value="野菜の値段が大幅に上がりました。">
            <text:p>野菜の値段が大幅に上がりました。</text:p>
          </table:table-cell>
          <table:table-cell office:value-type="string" office:value="やさい の ねだん が おおはば に あがりました。">
            <text:p>やさい の ねだん が おおはば に あがりました。</text:p>
          </table:table-cell>
          <table:table-cell office:value-type="string" office:value="The prices of vegetables have drastically gone up.">
            <text:p>The prices of vegetables have drastically gone up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育">
            <text:p>教育</text:p>
          </table:table-cell>
          <table:table-cell office:value-type="string" office:value="きょういく">
            <text:p>きょういく</text:p>
          </table:table-cell>
          <table:table-cell office:value-type="string" office:value="education">
            <text:p>edu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海外で教育を受けました。">
            <text:p>彼は海外で教育を受けました。</text:p>
          </table:table-cell>
          <table:table-cell office:value-type="string" office:value="かれ は かいがい で きょういく を うけました。">
            <text:p>かれ は かいがい で きょういく を うけました。</text:p>
          </table:table-cell>
          <table:table-cell office:value-type="string" office:value="He received his education abroad.">
            <text:p>He received his education abroad.</text:p>
          </table:table-cell>
          <table:table-cell office:value-type="string" office:value="うちには子供の教育に使えるお金があまりありません。">
            <text:p>うちには子供の教育に使えるお金があまりありません。</text:p>
          </table:table-cell>
          <table:table-cell office:value-type="string" office:value="うち に は こども の きょういく に つかえる おかね が あまり ありません。">
            <text:p>うち に は こども の きょういく に つかえる おかね が あまり ありません。</text:p>
          </table:table-cell>
          <table:table-cell office:value-type="string" office:value="We don't have much money to spend on our children's education.">
            <text:p>We don't have much money to spend on our children's educati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事">
            <text:p>工事</text:p>
          </table:table-cell>
          <table:table-cell office:value-type="string" office:value="こうじ">
            <text:p>こうじ</text:p>
          </table:table-cell>
          <table:table-cell office:value-type="string" office:value="construction, repairing">
            <text:p>construction, repair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工事の音がうるさい。">
            <text:p>工事の音がうるさい。</text:p>
          </table:table-cell>
          <table:table-cell office:value-type="string" office:value="こうじ の おと が うるさい。">
            <text:p>こうじ の おと が うるさい。</text:p>
          </table:table-cell>
          <table:table-cell office:value-type="string" office:value="The construction site is noisy.">
            <text:p>The construction site is noisy.</text:p>
          </table:table-cell>
          <table:table-cell office:value-type="string" office:value="工事は3月まで続きます。">
            <text:p>工事は3月まで続きます。</text:p>
          </table:table-cell>
          <table:table-cell office:value-type="string" office:value="こうじ は 3 がつ まで つづきます。">
            <text:p>こうじ は 3 がつ まで つづきます。</text:p>
          </table:table-cell>
          <table:table-cell office:value-type="string" office:value="Construction will continue until March.">
            <text:p>Construction will continue until March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担当">
            <text:p>担当</text:p>
          </table:table-cell>
          <table:table-cell office:value-type="string" office:value="たんとう">
            <text:p>たんとう</text:p>
          </table:table-cell>
          <table:table-cell office:value-type="string" office:value="being in charge (of official duties)">
            <text:p>being in charge (of official duties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セールスを担当しています。">
            <text:p>私はセールスを担当しています。</text:p>
          </table:table-cell>
          <table:table-cell office:value-type="string" office:value="わたし は セールス を たんとう して います。">
            <text:p>わたし は セールス を たんとう して います。</text:p>
          </table:table-cell>
          <table:table-cell office:value-type="string" office:value="I'm in charge of sales.">
            <text:p>I'm in charge of sales.</text:p>
          </table:table-cell>
          <table:table-cell office:value-type="string" office:value="家では料理は私の担当です。">
            <text:p>家では料理は私の担当です。</text:p>
          </table:table-cell>
          <table:table-cell office:value-type="string" office:value="いえ で は りょうり は わたし の たんとう です。">
            <text:p>いえ で は りょうり は わたし の たんとう です。</text:p>
          </table:table-cell>
          <table:table-cell office:value-type="string" office:value="At home I'm in charge of cooking.">
            <text:p>At home I'm in charge of cooking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法律">
            <text:p>法律</text:p>
          </table:table-cell>
          <table:table-cell office:value-type="string" office:value="ほうりつ">
            <text:p>ほうりつ</text:p>
          </table:table-cell>
          <table:table-cell office:value-type="string" office:value="law">
            <text:p>la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法律ができた。">
            <text:p>新しい法律ができた。</text:p>
          </table:table-cell>
          <table:table-cell office:value-type="string" office:value="あたらしい ほうりつ が できた。">
            <text:p>あたらしい ほうりつ が できた。</text:p>
          </table:table-cell>
          <table:table-cell office:value-type="string" office:value="A new law has been passed.">
            <text:p>A new law has been passed.</text:p>
          </table:table-cell>
          <table:table-cell office:value-type="string" office:value="兄は法律事務所で働いています。">
            <text:p>兄は法律事務所で働いています。</text:p>
          </table:table-cell>
          <table:table-cell office:value-type="string" office:value="あに は ほうりつ じむしょ で はたらいて います。">
            <text:p>あに は ほうりつ じむしょ で はたらいて います。</text:p>
          </table:table-cell>
          <table:table-cell office:value-type="string" office:value="My older brother is working at a law firm.">
            <text:p>My older brother is working at a law firm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丸">
            <text:p>丸</text:p>
          </table:table-cell>
          <table:table-cell office:value-type="string" office:value="まる">
            <text:p>まる</text:p>
          </table:table-cell>
          <table:table-cell office:value-type="string" office:value="circle, round">
            <text:p>circle, rou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に大きな丸を描きました。">
            <text:p>紙に大きな丸を描きました。</text:p>
          </table:table-cell>
          <table:table-cell office:value-type="string" office:value="かみ に おおきな まる を かきました。">
            <text:p>かみ に おおきな まる を かきました。</text:p>
          </table:table-cell>
          <table:table-cell office:value-type="string" office:value="I drew a big circle on the paper.">
            <text:p>I drew a big circle on the paper.</text:p>
          </table:table-cell>
          <table:table-cell office:value-type="string" office:value="正しい答えに丸をつけてください。">
            <text:p>正しい答えに丸をつけてください。</text:p>
          </table:table-cell>
          <table:table-cell office:value-type="string" office:value="ただしい こたえ に まる を つけて ください。">
            <text:p>ただしい こたえ に まる を つけて ください。</text:p>
          </table:table-cell>
          <table:table-cell office:value-type="string" office:value="Please circle the correct answer.">
            <text:p>Please circle the correct answ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発表">
            <text:p>発表</text:p>
          </table:table-cell>
          <table:table-cell office:value-type="string" office:value="はっぴょう">
            <text:p>はっぴょう</text:p>
          </table:table-cell>
          <table:table-cell office:value-type="string" office:value="announcement">
            <text:p>announc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合格者が発表された。">
            <text:p>合格者が発表された。</text:p>
          </table:table-cell>
          <table:table-cell office:value-type="string" office:value="ごうかくしゃ が はっぴょう された。">
            <text:p>ごうかくしゃ が はっぴょう された。</text:p>
          </table:table-cell>
          <table:table-cell office:value-type="string" office:value="They announced the names of those who passed (the test).">
            <text:p>They announced the names of those who passed (the test).</text:p>
          </table:table-cell>
          <table:table-cell office:value-type="string" office:value="重大な発表があります。">
            <text:p>重大な発表があります。</text:p>
          </table:table-cell>
          <table:table-cell office:value-type="string" office:value="じゅうだいな はっぴょう が あります。">
            <text:p>じゅうだいな はっぴょう が あります。</text:p>
          </table:table-cell>
          <table:table-cell office:value-type="string" office:value="I have an important announcement.">
            <text:p>I have an important announcemen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研究">
            <text:p>研究</text:p>
          </table:table-cell>
          <table:table-cell office:value-type="string" office:value="けんきゅう">
            <text:p>けんきゅう</text:p>
          </table:table-cell>
          <table:table-cell office:value-type="string" office:value="research, study">
            <text:p>research, stud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何年も地震の研究をしている。">
            <text:p>彼は何年も地震の研究をしている。</text:p>
          </table:table-cell>
          <table:table-cell office:value-type="string" office:value="かれ は なんねん も じしん の けんきゅう を して いる。">
            <text:p>かれ は なんねん も じしん の けんきゅう を して いる。</text:p>
          </table:table-cell>
          <table:table-cell office:value-type="string" office:value="He's been researching earthquakes for many years.">
            <text:p>He's been researching earthquakes for many years.</text:p>
          </table:table-cell>
          <table:table-cell office:value-type="string" office:value="彼はロボットの研究をしています。">
            <text:p>彼はロボットの研究をしています。</text:p>
          </table:table-cell>
          <table:table-cell office:value-type="string" office:value="かれ は ロボット の けんきゅう を して います。">
            <text:p>かれ は ロボット の けんきゅう を して います。</text:p>
          </table:table-cell>
          <table:table-cell office:value-type="string" office:value="He is doing research on robots.">
            <text:p>He is doing research on robot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方">
            <text:p>一方</text:p>
          </table:table-cell>
          <table:table-cell office:value-type="string" office:value="いっぽう">
            <text:p>いっぽう</text:p>
          </table:table-cell>
          <table:table-cell office:value-type="string" office:value="one way, the other party">
            <text:p>one way, the other part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こは一方通行です。">
            <text:p>ここは一方通行です。</text:p>
          </table:table-cell>
          <table:table-cell office:value-type="string" office:value="ここ は いっぽうつうこう です。">
            <text:p>ここ は いっぽうつうこう です。</text:p>
          </table:table-cell>
          <table:table-cell office:value-type="string" office:value="This is a one-way street.">
            <text:p>This is a one-way street.</text:p>
          </table:table-cell>
          <table:table-cell office:value-type="string" office:value="一方の意見だけ聞いて判断しないでください。">
            <text:p>一方の意見だけ聞いて判断しないでください。</text:p>
          </table:table-cell>
          <table:table-cell office:value-type="string" office:value="いっぽう の いけん だけ きいて はんだん しないで ください。">
            <text:p>いっぽう の いけん だけ きいて はんだん しないで ください。</text:p>
          </table:table-cell>
          <table:table-cell office:value-type="string" office:value="Please don't judge by listening to only one side of the story.">
            <text:p>Please don't judge by listening to only one side of the stor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内">
            <text:p>国内</text:p>
          </table:table-cell>
          <table:table-cell office:value-type="string" office:value="こくない">
            <text:p>こくない</text:p>
          </table:table-cell>
          <table:table-cell office:value-type="string" office:value="domestic, internal">
            <text:p>domestic, inter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携帯電話が使えるのは国内だけです。">
            <text:p>この携帯電話が使えるのは国内だけです。</text:p>
          </table:table-cell>
          <table:table-cell office:value-type="string" office:value="この けいたい でんわ が つかえる の は こくない だけ です。">
            <text:p>この けいたい でんわ が つかえる の は こくない だけ です。</text:p>
          </table:table-cell>
          <table:table-cell office:value-type="string" office:value="You can only make domestic calls on this cell-phone.">
            <text:p>You can only make domestic calls on this cell-phone.</text:p>
          </table:table-cell>
          <table:table-cell office:value-type="string" office:value="今年は国内旅行しかしませんでした。">
            <text:p>今年は国内旅行しかしませんでした。</text:p>
          </table:table-cell>
          <table:table-cell office:value-type="string" office:value="ことし は こくない りょこう しか しません でした。">
            <text:p>ことし は こくない りょこう しか しません でした。</text:p>
          </table:table-cell>
          <table:table-cell office:value-type="string" office:value="This year I only traveled within the country.">
            <text:p>This year I only traveled within the countr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体">
            <text:p>全体</text:p>
          </table:table-cell>
          <table:table-cell office:value-type="string" office:value="ぜんたい">
            <text:p>ぜんたい</text:p>
          </table:table-cell>
          <table:table-cell office:value-type="string" office:value="whole, total">
            <text:p>whole, to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それについて、クラス全体で話し合いました。">
            <text:p>それについて、クラス全体で話し合いました。</text:p>
          </table:table-cell>
          <table:table-cell office:value-type="string" office:value="それ について、クラス ぜんたい で はなしあいました。">
            <text:p>それ について、クラス ぜんたい で はなしあいました。</text:p>
          </table:table-cell>
          <table:table-cell office:value-type="string" office:value="We discussed it with the entire class.">
            <text:p>We discussed it with the entire clas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">
            <text:p>後</text:p>
          </table:table-cell>
          <table:table-cell office:value-type="string" office:value="のち">
            <text:p>のち</text:p>
          </table:table-cell>
          <table:table-cell office:value-type="string" office:value="after, afterward (formal)">
            <text:p>after, afterward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に彼は総理大臣になりました。">
            <text:p>後に彼は総理大臣になりました。</text:p>
          </table:table-cell>
          <table:table-cell office:value-type="string" office:value="のち に かれ は そうりだいじん に なりました。">
            <text:p>のち に かれ は そうりだいじん に なりました。</text:p>
          </table:table-cell>
          <table:table-cell office:value-type="string" office:value="He would later become Prime Minister.">
            <text:p>He would later become Prime Minister.</text:p>
          </table:table-cell>
          <table:table-cell office:value-type="string" office:value="明日は曇り後雨でしょう。">
            <text:p>明日は曇り後雨でしょう。</text:p>
          </table:table-cell>
          <table:table-cell office:value-type="string" office:value="あした は くもり のち あめ でしょう。">
            <text:p>あした は くもり のち あめ でしょう。</text:p>
          </table:table-cell>
          <table:table-cell office:value-type="string" office:value="Tomorrow it will be cloudy and rainy afterward.">
            <text:p>Tomorrow it will be cloudy and rainy afterwar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間">
            <text:p>人間</text:p>
          </table:table-cell>
          <table:table-cell office:value-type="string" office:value="にんげん">
            <text:p>にんげん</text:p>
          </table:table-cell>
          <table:table-cell office:value-type="string" office:value="human being">
            <text:p>human be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人間の心は複雑です。">
            <text:p>人間の心は複雑です。</text:p>
          </table:table-cell>
          <table:table-cell office:value-type="string" office:value="にんげん の こころ は ふくざつ です。">
            <text:p>にんげん の こころ は ふくざつ です。</text:p>
          </table:table-cell>
          <table:table-cell office:value-type="string" office:value="The human mind is complex.">
            <text:p>The human mind is complex.</text:p>
          </table:table-cell>
          <table:table-cell office:value-type="string" office:value="人間は自然には勝てません。">
            <text:p>人間は自然には勝てません。</text:p>
          </table:table-cell>
          <table:table-cell office:value-type="string" office:value="にんげん は しぜん に は かてません。">
            <text:p>にんげん は しぜん に は かてません。</text:p>
          </table:table-cell>
          <table:table-cell office:value-type="string" office:value="Human beings cannot win against nature.">
            <text:p>Human beings cannot win against natu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刺身">
            <text:p>刺身</text:p>
          </table:table-cell>
          <table:table-cell office:value-type="string" office:value="さしみ">
            <text:p>さしみ</text:p>
          </table:table-cell>
          <table:table-cell office:value-type="string" office:value="sliced raw fish or meat">
            <text:p>sliced raw fish or m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刺身は食べません。">
            <text:p>私は刺身は食べません。</text:p>
          </table:table-cell>
          <table:table-cell office:value-type="string" office:value="わたし は さしみ は たべません。">
            <text:p>わたし は さしみ は たべません。</text:p>
          </table:table-cell>
          <table:table-cell office:value-type="string" office:value="I don't eat sashimi.">
            <text:p>I don't eat sashimi.</text:p>
          </table:table-cell>
          <table:table-cell office:value-type="string" office:value="母が色々な魚を刺身にしました。">
            <text:p>母が色々な魚を刺身にしました。</text:p>
          </table:table-cell>
          <table:table-cell office:value-type="string" office:value="はは が いろいろな さかな を さしみ に しました。">
            <text:p>はは が いろいろな さかな を さしみ に しました。</text:p>
          </table:table-cell>
          <table:table-cell office:value-type="string" office:value="My mother sliced various types of raw fish.">
            <text:p>My mother sliced various types of raw fish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ら">
            <text:p>ばら</text:p>
          </table:table-cell>
          <table:table-cell office:value-type="string" office:value="ばら">
            <text:p>ばら</text:p>
          </table:table-cell>
          <table:table-cell office:value-type="string" office:value="rose">
            <text:p>r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祝いにばらの花束を贈りました。">
            <text:p>お祝いにばらの花束を贈りました。</text:p>
          </table:table-cell>
          <table:table-cell office:value-type="string" office:value="おいわい に ばら の はなたば を おくりました。">
            <text:p>おいわい に ばら の はなたば を おくりました。</text:p>
          </table:table-cell>
          <table:table-cell office:value-type="string" office:value="I gave her a bouquet of roses for a celebration.">
            <text:p>I gave her a bouquet of roses for a celebration.</text:p>
          </table:table-cell>
          <table:table-cell office:value-type="string" office:value="彼女の誕生日に真っ赤なばらと指輪をあげました。">
            <text:p>彼女の誕生日に真っ赤なばらと指輪をあげました。</text:p>
          </table:table-cell>
          <table:table-cell office:value-type="string" office:value="かのじょ の たんじょうび に まっかな ばら と ゆびわ を あげました。">
            <text:p>かのじょ の たんじょうび に まっかな ばら と ゆびわ を あげました。</text:p>
          </table:table-cell>
          <table:table-cell office:value-type="string" office:value="I gave my girlfriend bright red roses and a ring for her birthday.">
            <text:p>I gave my girlfriend bright red roses and a ring for her birthda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ねずみ">
            <text:p>ねずみ</text:p>
          </table:table-cell>
          <table:table-cell office:value-type="string" office:value="ねずみ">
            <text:p>ねずみ</text:p>
          </table:table-cell>
          <table:table-cell office:value-type="string" office:value="rat, mouse">
            <text:p>rat, mo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所にねずみが出た。">
            <text:p>台所にねずみが出た。</text:p>
          </table:table-cell>
          <table:table-cell office:value-type="string" office:value="だいどころ に ねずみ が でた。">
            <text:p>だいどころ に ねずみ が でた。</text:p>
          </table:table-cell>
          <table:table-cell office:value-type="string" office:value="A mouse came out in the kitchen.">
            <text:p>A mouse came out in the kitchen.</text:p>
          </table:table-cell>
          <table:table-cell office:value-type="string" office:value="地下鉄のホームで大きなねずみを見ました。">
            <text:p>地下鉄のホームで大きなねずみを見ました。</text:p>
          </table:table-cell>
          <table:table-cell office:value-type="string" office:value="ちかてつ の ホーム で おおきな ねずみ を みました。">
            <text:p>ちかてつ の ホーム で おおきな ねずみ を みました。</text:p>
          </table:table-cell>
          <table:table-cell office:value-type="string" office:value="I saw a big rat at the subway platform.">
            <text:p>I saw a big rat at the subway platform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以下">
            <text:p>以下</text:p>
          </table:table-cell>
          <table:table-cell office:value-type="string" office:value="いか">
            <text:p>いか</text:p>
          </table:table-cell>
          <table:table-cell office:value-type="string" office:value="below">
            <text:p>be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数学が平均点以下だった。">
            <text:p>数学が平均点以下だった。</text:p>
          </table:table-cell>
          <table:table-cell office:value-type="string" office:value="すうがく が へいきん てん いか だった。">
            <text:p>すうがく が へいきん てん いか だった。</text:p>
          </table:table-cell>
          <table:table-cell office:value-type="string" office:value="My math score was below average.">
            <text:p>My math score was below average.</text:p>
          </table:table-cell>
          <table:table-cell office:value-type="string" office:value="日本では19歳以下の人はお酒を飲めません。">
            <text:p>日本では19歳以下の人はお酒を飲めません。</text:p>
          </table:table-cell>
          <table:table-cell office:value-type="string" office:value="にほん で は 19 さい いか の ひと は おさけ を のめません。">
            <text:p>にほん で は 19 さい いか の ひと は おさけ を のめません。</text:p>
          </table:table-cell>
          <table:table-cell office:value-type="string" office:value="In Japan people under the age of 19 cannot drink alcohol.">
            <text:p>In Japan people under the age of 19 cannot drink alcohol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昔">
            <text:p>昔</text:p>
          </table:table-cell>
          <table:table-cell office:value-type="string" office:value="むかし">
            <text:p>むかし</text:p>
          </table:table-cell>
          <table:table-cell office:value-type="string" office:value="old times, the old days">
            <text:p>old times, the old day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のことを思い出したの。">
            <text:p>昔のことを思い出したの。</text:p>
          </table:table-cell>
          <table:table-cell office:value-type="string" office:value="むかし の こと を おもいだした の。">
            <text:p>むかし の こと を おもいだした の。</text:p>
          </table:table-cell>
          <table:table-cell office:value-type="string" office:value="I remembered the past.">
            <text:p>I remembered the past.</text:p>
          </table:table-cell>
          <table:table-cell office:value-type="string" office:value="彼は昔は貧乏だった。">
            <text:p>彼は昔は貧乏だった。</text:p>
          </table:table-cell>
          <table:table-cell office:value-type="string" office:value="かれ は むかし は びんぼう だった。">
            <text:p>かれ は むかし は びんぼう だった。</text:p>
          </table:table-cell>
          <table:table-cell office:value-type="string" office:value="He used to be poor.">
            <text:p>He used to be poo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訳">
            <text:p>訳</text:p>
          </table:table-cell>
          <table:table-cell office:value-type="string" office:value="わけ">
            <text:p>わけ</text:p>
          </table:table-cell>
          <table:table-cell office:value-type="string" office:value="reason, sense">
            <text:p>reason, s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んな訳で、私は仕事を辞めました。">
            <text:p>そんな訳で、私は仕事を辞めました。</text:p>
          </table:table-cell>
          <table:table-cell office:value-type="string" office:value="そんな わけ で、わたし は しごと を やめました。">
            <text:p>そんな わけ で、わたし は しごと を やめました。</text:p>
          </table:table-cell>
          <table:table-cell office:value-type="string" office:value="I quit my job for that reason.">
            <text:p>I quit my job for that reason.</text:p>
          </table:table-cell>
          <table:table-cell office:value-type="string" office:value="どうしてもその訳を知りたい。">
            <text:p>どうしてもその訳を知りたい。</text:p>
          </table:table-cell>
          <table:table-cell office:value-type="string" office:value="どうして も その わけ を しりたい。">
            <text:p>どうして も その わけ を しりたい。</text:p>
          </table:table-cell>
          <table:table-cell office:value-type="string" office:value="I really want to know the reason.">
            <text:p>I really want to know the reas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違い">
            <text:p>違い</text:p>
          </table:table-cell>
          <table:table-cell office:value-type="string" office:value="ちがい">
            <text:p>ちがい</text:p>
          </table:table-cell>
          <table:table-cell office:value-type="string" office:value="difference, mistake">
            <text:p>difference, mist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二つには大きな違いがある。">
            <text:p>この二つには大きな違いがある。</text:p>
          </table:table-cell>
          <table:table-cell office:value-type="string" office:value="この ふたつ に は おおきな ちがい が ある。">
            <text:p>この ふたつ に は おおきな ちがい が ある。</text:p>
          </table:table-cell>
          <table:table-cell office:value-type="string" office:value="There's a big difference between these two.">
            <text:p>There's a big difference between these two.</text:p>
          </table:table-cell>
          <table:table-cell office:value-type="string" office:value="イントネーションの違いに気を付けて。">
            <text:p>イントネーションの違いに気を付けて。</text:p>
          </table:table-cell>
          <table:table-cell office:value-type="string" office:value="イントネーション の ちがい に きをつけて。">
            <text:p>イントネーション の ちがい に きをつけて。</text:p>
          </table:table-cell>
          <table:table-cell office:value-type="string" office:value="Be careful about the difference in intonation.">
            <text:p>Be careful about the difference in intonati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っかり">
            <text:p>しっかり</text:p>
          </table:table-cell>
          <table:table-cell office:value-type="string" office:value="しっかり">
            <text:p>しっかり</text:p>
          </table:table-cell>
          <table:table-cell office:value-type="string" office:value="mature, responsible">
            <text:p>mature, responsi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若いのにしっかりしてるね。">
            <text:p>彼は若いのにしっかりしてるね。</text:p>
          </table:table-cell>
          <table:table-cell office:value-type="string" office:value="かれ は わかい のに しっかり してる ね。">
            <text:p>かれ は わかい のに しっかり してる ね。</text:p>
          </table:table-cell>
          <table:table-cell office:value-type="string" office:value="He is responsible even though he is young.">
            <text:p>He is responsible even though he is young.</text:p>
          </table:table-cell>
          <table:table-cell office:value-type="string" office:value="お兄さんなんだから、もっとしっかりしなさい。">
            <text:p>お兄さんなんだから、もっとしっかりしなさい。</text:p>
          </table:table-cell>
          <table:table-cell office:value-type="string" office:value="おにいさん なんだ から、もっと しっかり しなさい。">
            <text:p>おにいさん なんだ から、もっと しっかり しなさい。</text:p>
          </table:table-cell>
          <table:table-cell office:value-type="string" office:value="You are a big brother, so be more mature.">
            <text:p>You are a big brother, so be more matu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将来">
            <text:p>将来</text:p>
          </table:table-cell>
          <table:table-cell office:value-type="string" office:value="しょうらい">
            <text:p>しょうらい</text:p>
          </table:table-cell>
          <table:table-cell office:value-type="string" office:value="future, in the future">
            <text:p>future, in the fu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将来はパイロットになりたいです。">
            <text:p>将来はパイロットになりたいです。</text:p>
          </table:table-cell>
          <table:table-cell office:value-type="string" office:value="しょうらい は パイロット に なりたい です。">
            <text:p>しょうらい は パイロット に なりたい です。</text:p>
          </table:table-cell>
          <table:table-cell office:value-type="string" office:value="I want to become a pilot in the future.">
            <text:p>I want to become a pilot in the future.</text:p>
          </table:table-cell>
          <table:table-cell office:value-type="string" office:value="私は子供の将来が心配です。">
            <text:p>私は子供の将来が心配です。</text:p>
          </table:table-cell>
          <table:table-cell office:value-type="string" office:value="わたし は こども の しょうらい が しんぱい です。">
            <text:p>わたし は こども の しょうらい が しんぱい です。</text:p>
          </table:table-cell>
          <table:table-cell office:value-type="string" office:value="I'm worried about my child's future.">
            <text:p>I'm worried about my child's futu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思議">
            <text:p>不思議</text:p>
          </table:table-cell>
          <table:table-cell office:value-type="string" office:value="ふしぎ">
            <text:p>ふしぎ</text:p>
          </table:table-cell>
          <table:table-cell office:value-type="string" office:value="mystery, wonder">
            <text:p>mystery, wonder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とても不思議な話だね。">
            <text:p>それはとても不思議な話だね。</text:p>
          </table:table-cell>
          <table:table-cell office:value-type="string" office:value="それ は とても ふしぎな はなし だ ね。">
            <text:p>それ は とても ふしぎな はなし だ ね。</text:p>
          </table:table-cell>
          <table:table-cell office:value-type="string" office:value="It's a very mysterious story.">
            <text:p>It's a very mysterious story.</text:p>
          </table:table-cell>
          <table:table-cell office:value-type="string" office:value="ドアが自然に開いたなんて不思議ですね。">
            <text:p>ドアが自然に開いたなんて不思議ですね。</text:p>
          </table:table-cell>
          <table:table-cell office:value-type="string" office:value="ドア が しぜん に あいた なんて ふしぎ です ね。">
            <text:p>ドア が しぜん に あいた なんて ふしぎ です ね。</text:p>
          </table:table-cell>
          <table:table-cell office:value-type="string" office:value="It's a mystery how the door opened by itself.">
            <text:p>It's a mystery how the door opened by itself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して">
            <text:p>決して</text:p>
          </table:table-cell>
          <table:table-cell office:value-type="string" office:value="けっして">
            <text:p>けっして</text:p>
          </table:table-cell>
          <table:table-cell office:value-type="string" office:value="never, by no means">
            <text:p>never, by no mean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ことを決して忘れないでください。">
            <text:p>このことを決して忘れないでください。</text:p>
          </table:table-cell>
          <table:table-cell office:value-type="string" office:value="この こと を けっして わすれないで ください。">
            <text:p>この こと を けっして わすれないで ください。</text:p>
          </table:table-cell>
          <table:table-cell office:value-type="string" office:value="Don't you ever forget this.">
            <text:p>Don't you ever forget this.</text:p>
          </table:table-cell>
          <table:table-cell office:value-type="string" office:value="ご親切は決して忘れません。">
            <text:p>ご親切は決して忘れません。</text:p>
          </table:table-cell>
          <table:table-cell office:value-type="string" office:value="ごしんせつ は けっして わすれません。">
            <text:p>ごしんせつ は けっして わすれません。</text:p>
          </table:table-cell>
          <table:table-cell office:value-type="string" office:value="I will never forget your kindness.">
            <text:p>I will never forget your kindnes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敗">
            <text:p>失敗</text:p>
          </table:table-cell>
          <table:table-cell office:value-type="string" office:value="しっぱい">
            <text:p>しっぱい</text:p>
          </table:table-cell>
          <table:table-cell office:value-type="string" office:value="failure, mistake">
            <text:p>failure, mistak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一度の失敗であきらめてはいけないよ。">
            <text:p>一度の失敗であきらめてはいけないよ。</text:p>
          </table:table-cell>
          <table:table-cell office:value-type="string" office:value="いちど の しっぱい で あきらめて は いけない よ。">
            <text:p>いちど の しっぱい で あきらめて は いけない よ。</text:p>
          </table:table-cell>
          <table:table-cell office:value-type="string" office:value="You shouldn't give up just because you've failed once.">
            <text:p>You shouldn't give up just because you've failed once.</text:p>
          </table:table-cell>
          <table:table-cell office:value-type="string" office:value="失敗は成功の母。">
            <text:p>失敗は成功の母。</text:p>
          </table:table-cell>
          <table:table-cell office:value-type="string" office:value="しっぱい は せいこう の はは。">
            <text:p>しっぱい は せいこう の はは。</text:p>
          </table:table-cell>
          <table:table-cell office:value-type="string" office:value="Failure is the mother of success.">
            <text:p>Failure is the mother of succes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番">
            <text:p>番</text:p>
          </table:table-cell>
          <table:table-cell office:value-type="string" office:value="ばん">
            <text:p>ばん</text:p>
          </table:table-cell>
          <table:table-cell office:value-type="string" office:value="one's turn, watch">
            <text:p>one's turn,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私が皿を洗う番ですね。">
            <text:p>今日は私が皿を洗う番ですね。</text:p>
          </table:table-cell>
          <table:table-cell office:value-type="string" office:value="きょう は わたし が さら を あらう ばん です ね。">
            <text:p>きょう は わたし が さら を あらう ばん です ね。</text:p>
          </table:table-cell>
          <table:table-cell office:value-type="string" office:value="It's my turn to do the dishes today.">
            <text:p>It's my turn to do the dishes today.</text:p>
          </table:table-cell>
          <table:table-cell office:value-type="string" office:value="次はあなたの番ですよ。">
            <text:p>次はあなたの番ですよ。</text:p>
          </table:table-cell>
          <table:table-cell office:value-type="string" office:value="つぎ は あなた の ばん です よ。">
            <text:p>つぎ は あなた の ばん です よ。</text:p>
          </table:table-cell>
          <table:table-cell office:value-type="string" office:value="Next is your turn.">
            <text:p>Next is your tur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会う">
            <text:p>出会う</text:p>
          </table:table-cell>
          <table:table-cell office:value-type="string" office:value="であう">
            <text:p>であう</text:p>
          </table:table-cell>
          <table:table-cell office:value-type="string" office:value="meet, encounter">
            <text:p>meet, encoun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アメリカで彼女と出会いました。">
            <text:p>アメリカで彼女と出会いました。</text:p>
          </table:table-cell>
          <table:table-cell office:value-type="string" office:value="アメリカ で かのじょ と であいました。">
            <text:p>アメリカ で かのじょ と であいました。</text:p>
          </table:table-cell>
          <table:table-cell office:value-type="string" office:value="I met her in the United States.">
            <text:p>I met her in the United States.</text:p>
          </table:table-cell>
          <table:table-cell office:value-type="string" office:value="町なかで彼女に出会ったよ。">
            <text:p>町なかで彼女に出会ったよ。</text:p>
          </table:table-cell>
          <table:table-cell office:value-type="string" office:value="まちなか で かのじょ に であった よ。">
            <text:p>まちなか で かのじょ に であった よ。</text:p>
          </table:table-cell>
          <table:table-cell office:value-type="string" office:value="I met her downtown.">
            <text:p>I met her downtow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悩む">
            <text:p>悩む</text:p>
          </table:table-cell>
          <table:table-cell office:value-type="string" office:value="なやむ">
            <text:p>なやむ</text:p>
          </table:table-cell>
          <table:table-cell office:value-type="string" office:value="be troubled, suffer">
            <text:p>be troubled, suf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受験のことで悩んでいます。">
            <text:p>彼は受験のことで悩んでいます。</text:p>
          </table:table-cell>
          <table:table-cell office:value-type="string" office:value="かれ は じゅけん の こと で なやんで います。">
            <text:p>かれ は じゅけん の こと で なやんで います。</text:p>
          </table:table-cell>
          <table:table-cell office:value-type="string" office:value="He's worried about entrance examinations.">
            <text:p>He's worried about entrance examinations.</text:p>
          </table:table-cell>
          <table:table-cell office:value-type="string" office:value="今度の夏休み、どこに行くか悩むなあ。">
            <text:p>今度の夏休み、どこに行くか悩むなあ。</text:p>
          </table:table-cell>
          <table:table-cell office:value-type="string" office:value="こんど の なつやすみ、どこ に いく か なやむ なあ。">
            <text:p>こんど の なつやすみ、どこ に いく か なやむ なあ。</text:p>
          </table:table-cell>
          <table:table-cell office:value-type="string" office:value="I'm having trouble deciding where to go this summer.">
            <text:p>I'm having trouble deciding where to go this summ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汗">
            <text:p>汗</text:p>
          </table:table-cell>
          <table:table-cell office:value-type="string" office:value="あせ">
            <text:p>あせ</text:p>
          </table:table-cell>
          <table:table-cell office:value-type="string" office:value="sweat">
            <text:p>sw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額に汗をかいていたの。">
            <text:p>彼は額に汗をかいていたの。</text:p>
          </table:table-cell>
          <table:table-cell office:value-type="string" office:value="かれ は ひたい に あせ を かいて いた の。">
            <text:p>かれ は ひたい に あせ を かいて いた の。</text:p>
          </table:table-cell>
          <table:table-cell office:value-type="string" office:value="He was sweating from his forehead.">
            <text:p>He was sweating from his forehead.</text:p>
          </table:table-cell>
          <table:table-cell office:value-type="string" office:value="その選手はタオルで汗を拭きました。">
            <text:p>その選手はタオルで汗を拭きました。</text:p>
          </table:table-cell>
          <table:table-cell office:value-type="string" office:value="その せんしゅ は タオル で あせ を ふきました。">
            <text:p>その せんしゅ は タオル で あせ を ふきました。</text:p>
          </table:table-cell>
          <table:table-cell office:value-type="string" office:value="The athlete wiped the sweat with a towel.">
            <text:p>The athlete wiped the sweat with a towel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っかり">
            <text:p>すっかり</text:p>
          </table:table-cell>
          <table:table-cell office:value-type="string" office:value="すっかり">
            <text:p>すっかり</text:p>
          </table:table-cell>
          <table:table-cell office:value-type="string" office:value="all, completely">
            <text:p>all, complet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買い物をすっかり忘れていた。">
            <text:p>買い物をすっかり忘れていた。</text:p>
          </table:table-cell>
          <table:table-cell office:value-type="string" office:value="かいもの を すっかり わすれて いた。">
            <text:p>かいもの を すっかり わすれて いた。</text:p>
          </table:table-cell>
          <table:table-cell office:value-type="string" office:value="I completely forgot about the shopping.">
            <text:p>I completely forgot about the shopping.</text:p>
          </table:table-cell>
          <table:table-cell office:value-type="string" office:value="風邪はすっかり良くなりました。">
            <text:p>風邪はすっかり良くなりました。</text:p>
          </table:table-cell>
          <table:table-cell office:value-type="string" office:value="かぜ は すっかり よく なりました。">
            <text:p>かぜ は すっかり よく なりました。</text:p>
          </table:table-cell>
          <table:table-cell office:value-type="string" office:value="I've completely recovered from a cold.">
            <text:p>I've completely recovered from a col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わり">
            <text:p>代わり</text:p>
          </table:table-cell>
          <table:table-cell office:value-type="string" office:value="かわり">
            <text:p>かわり</text:p>
          </table:table-cell>
          <table:table-cell office:value-type="string" office:value="substitution, alternative">
            <text:p>substitution, alternat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ごま油の代わりにオリーブ油を使いましょう。">
            <text:p>ごま油の代わりにオリーブ油を使いましょう。</text:p>
          </table:table-cell>
          <table:table-cell office:value-type="string" office:value="ごまあぶら の かわり に オリーブゆ を つかいましょう。">
            <text:p>ごまあぶら の かわり に オリーブゆ を つかいましょう。</text:p>
          </table:table-cell>
          <table:table-cell office:value-type="string" office:value="Let's use olive oil instead of sesame.">
            <text:p>Let's use olive oil instead of sesame.</text:p>
          </table:table-cell>
          <table:table-cell office:value-type="string" office:value="誰も母親の代わりはできません。">
            <text:p>誰も母親の代わりはできません。</text:p>
          </table:table-cell>
          <table:table-cell office:value-type="string" office:value="だれ も ははおや の かわり は できません。">
            <text:p>だれ も ははおや の かわり は できません。</text:p>
          </table:table-cell>
          <table:table-cell office:value-type="string" office:value="Nobody can substitute for one's mother.">
            <text:p>Nobody can substitute for one's moth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言">
            <text:p>一言</text:p>
          </table:table-cell>
          <table:table-cell office:value-type="string" office:value="ひとこと">
            <text:p>ひとこと</text:p>
          </table:table-cell>
          <table:table-cell office:value-type="string" office:value="single word, brief speech">
            <text:p>single word, brief spee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社長に一言お願いしたの。">
            <text:p>社長に一言お願いしたの。</text:p>
          </table:table-cell>
          <table:table-cell office:value-type="string" office:value="しゃちょう に ひとこと おねがい した の。">
            <text:p>しゃちょう に ひとこと おねがい した の。</text:p>
          </table:table-cell>
          <table:table-cell office:value-type="string" office:value="I asked the president to deliver a brief speech.">
            <text:p>I asked the president to deliver a brief speech.</text:p>
          </table:table-cell>
          <table:table-cell office:value-type="string" office:value="最後に一言言わせてください。">
            <text:p>最後に一言言わせてください。</text:p>
          </table:table-cell>
          <table:table-cell office:value-type="string" office:value="さいご に ひとこと いわせて ください。">
            <text:p>さいご に ひとこと いわせて ください。</text:p>
          </table:table-cell>
          <table:table-cell office:value-type="string" office:value="Please let me get in one last word.">
            <text:p>Please let me get in one last wor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豊か">
            <text:p>豊か</text:p>
          </table:table-cell>
          <table:table-cell office:value-type="string" office:value="ゆたか">
            <text:p>ゆたか</text:p>
          </table:table-cell>
          <table:table-cell office:value-type="string" office:value="rich, ample">
            <text:p>rich, amp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心が豊かな人です。">
            <text:p>彼は心が豊かな人です。</text:p>
          </table:table-cell>
          <table:table-cell office:value-type="string" office:value="かれ は こころ が ゆたかな ひと です。">
            <text:p>かれ は こころ が ゆたかな ひと です。</text:p>
          </table:table-cell>
          <table:table-cell office:value-type="string" office:value="He has a rich spirit.">
            <text:p>He has a rich spirit.</text:p>
          </table:table-cell>
          <table:table-cell office:value-type="string" office:value="日本は本当に豊かな国なのでしょうか。">
            <text:p>日本は本当に豊かな国なのでしょうか。</text:p>
          </table:table-cell>
          <table:table-cell office:value-type="string" office:value="にほん は ほんとう に ゆたかな くに なの でしょう か 。">
            <text:p>にほん は ほんとう に ゆたかな くに なの でしょう か 。</text:p>
          </table:table-cell>
          <table:table-cell office:value-type="string" office:value="Is Japan really a wealthy country?">
            <text:p>Is Japan really a wealthy country?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接続">
            <text:p>接続</text:p>
          </table:table-cell>
          <table:table-cell office:value-type="string" office:value="せつぞく">
            <text:p>せつぞく</text:p>
          </table:table-cell>
          <table:table-cell office:value-type="string" office:value="connection, joining">
            <text:p>connection, joi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コンピューターをネットワークに接続しました。">
            <text:p>コンピューターをネットワークに接続しました。</text:p>
          </table:table-cell>
          <table:table-cell office:value-type="string" office:value="コンピューター を ネットワーク に せつぞく しました。">
            <text:p>コンピューター を ネットワーク に せつぞく しました。</text:p>
          </table:table-cell>
          <table:table-cell office:value-type="string" office:value="The computer has been connected with the network.">
            <text:p>The computer has been connected with the network.</text:p>
          </table:table-cell>
          <table:table-cell office:value-type="string" office:value="地下鉄のWi-Fiは接続が悪いです。">
            <text:p>地下鉄のWi-Fiは接続が悪いです。</text:p>
          </table:table-cell>
          <table:table-cell office:value-type="string" office:value="ちかてつ の ワイファイ は せつぞく が わるい です。">
            <text:p>ちかてつ の ワイファイ は せつぞく が わるい です。</text:p>
          </table:table-cell>
          <table:table-cell office:value-type="string" office:value="The Wi-Fi connection in the subway is bad.">
            <text:p>The Wi-Fi connection in the subway is ba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抱える">
            <text:p>抱える</text:p>
          </table:table-cell>
          <table:table-cell office:value-type="string" office:value="かかえる">
            <text:p>かかえる</text:p>
          </table:table-cell>
          <table:table-cell office:value-type="string" office:value="hold in one's arms">
            <text:p>hold in one's arm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大きな荷物を抱えているわ。">
            <text:p>彼は大きな荷物を抱えているわ。</text:p>
          </table:table-cell>
          <table:table-cell office:value-type="string" office:value="かれ は おおきな にもつ を かかえて いる わ。">
            <text:p>かれ は おおきな にもつ を かかえて いる わ。</text:p>
          </table:table-cell>
          <table:table-cell office:value-type="string" office:value="He is carrying some large luggage.">
            <text:p>He is carrying some large luggage.</text:p>
          </table:table-cell>
          <table:table-cell office:value-type="string" office:value="この国は今、大きな問題を抱えています。">
            <text:p>この国は今、大きな問題を抱えています。</text:p>
          </table:table-cell>
          <table:table-cell office:value-type="string" office:value="この くに は いま、おおきな もんだい を かかえて います。">
            <text:p>この くに は いま、おおきな もんだい を かかえて います。</text:p>
          </table:table-cell>
          <table:table-cell office:value-type="string" office:value="This country has a big problem now.">
            <text:p>This country has a big problem now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ンジン">
            <text:p>エンジン</text:p>
          </table:table-cell>
          <table:table-cell office:value-type="string" office:value="エンジン">
            <text:p>エンジン</text:p>
          </table:table-cell>
          <table:table-cell office:value-type="string" office:value="engine">
            <text:p>eng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のエンジンが調子悪い。">
            <text:p>車のエンジンが調子悪い。</text:p>
          </table:table-cell>
          <table:table-cell office:value-type="string" office:value="くるま の エンジン が ちょうし わるい。">
            <text:p>くるま の エンジン が ちょうし わるい。</text:p>
          </table:table-cell>
          <table:table-cell office:value-type="string" office:value="The car engine is in a bad condition.">
            <text:p>The car engine is in a bad condition.</text:p>
          </table:table-cell>
          <table:table-cell office:value-type="string" office:value="その飛行機はエンジンから火が出ていました。">
            <text:p>その飛行機はエンジンから火が出ていました。</text:p>
          </table:table-cell>
          <table:table-cell office:value-type="string" office:value="その ひこうき は エンジン から ひ が でて いました。">
            <text:p>その ひこうき は エンジン から ひ が でて いました。</text:p>
          </table:table-cell>
          <table:table-cell office:value-type="string" office:value="The engine from the airplane was on fire.">
            <text:p>The engine from the airplane was on fi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女">
            <text:p>少女</text:p>
          </table:table-cell>
          <table:table-cell office:value-type="string" office:value="しょうじょ">
            <text:p>しょうじょ</text:p>
          </table:table-cell>
          <table:table-cell office:value-type="string" office:value="young girl">
            <text:p>young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少女向けの雑誌です。">
            <text:p>それは少女向けの雑誌です。</text:p>
          </table:table-cell>
          <table:table-cell office:value-type="string" office:value="それ は しょうじょ むけ の ざっし です。">
            <text:p>それ は しょうじょ むけ の ざっし です。</text:p>
          </table:table-cell>
          <table:table-cell office:value-type="string" office:value="It's a magazine for young girls.">
            <text:p>It's a magazine for young girls.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clasped her mother's hand.">
            <text:p>The girl clasped her mother's han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駄">
            <text:p>無駄</text:p>
          </table:table-cell>
          <table:table-cell office:value-type="string" office:value="むだ">
            <text:p>むだ</text:p>
          </table:table-cell>
          <table:table-cell office:value-type="string" office:value="pointless, waste">
            <text:p>pointless, was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時間の無駄です。">
            <text:p>それは時間の無駄です。</text:p>
          </table:table-cell>
          <table:table-cell office:value-type="string" office:value="それ は じかん の むだ です。">
            <text:p>それ は じかん の むだ です。</text:p>
          </table:table-cell>
          <table:table-cell office:value-type="string" office:value="It's a waste of time.">
            <text:p>It's a waste of time.</text:p>
          </table:table-cell>
          <table:table-cell office:value-type="string" office:value="食べ物を無駄にしないでください。">
            <text:p>食べ物を無駄にしないでください。</text:p>
          </table:table-cell>
          <table:table-cell office:value-type="string" office:value="たべもの を むだ に しないで ください。">
            <text:p>たべもの を むだ に しないで ください。</text:p>
          </table:table-cell>
          <table:table-cell office:value-type="string" office:value="Please don't waste food.">
            <text:p>Please don't waste foo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動">
            <text:p>自動</text:p>
          </table:table-cell>
          <table:table-cell office:value-type="string" office:value="じどう">
            <text:p>じどう</text:p>
          </table:table-cell>
          <table:table-cell office:value-type="string" office:value="automatic operation">
            <text:p>automatic ope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ドアは自動よ。">
            <text:p>このドアは自動よ。</text:p>
          </table:table-cell>
          <table:table-cell office:value-type="string" office:value="この ドア は じどう よ。">
            <text:p>この ドア は じどう よ。</text:p>
          </table:table-cell>
          <table:table-cell office:value-type="string" office:value="This door is automatic.">
            <text:p>This door is automatic.</text:p>
          </table:table-cell>
          <table:table-cell office:value-type="string" office:value="早く自動運転の車が欲しいです。">
            <text:p>早く自動運転の車が欲しいです。</text:p>
          </table:table-cell>
          <table:table-cell office:value-type="string" office:value="はやく じどう うんてん の くるま が ほしい です。">
            <text:p>はやく じどう うんてん の くるま が ほしい です。</text:p>
          </table:table-cell>
          <table:table-cell office:value-type="string" office:value="I can't wait (to get a) a self-driving car.">
            <text:p>I can't wait (to get a) a self-driving ca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輩">
            <text:p>先輩</text:p>
          </table:table-cell>
          <table:table-cell office:value-type="string" office:value="せんぱい">
            <text:p>せんぱい</text:p>
          </table:table-cell>
          <table:table-cell office:value-type="string" office:value="senior, superior">
            <text:p>senior, super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人は先輩、後輩の関係をとても大切に考えます。">
            <text:p>日本人は先輩、後輩の関係をとても大切に考えます。</text:p>
          </table:table-cell>
          <table:table-cell office:value-type="string" office:value="にっぽん じん は せんぱい、こうはい の かんけい を とても たいせつ に かんがえます。">
            <text:p>にっぽん じん は せんぱい、こうはい の かんけい を とても たいせつ に かんがえます。</text:p>
          </table:table-cell>
          <table:table-cell office:value-type="string" office:value="Japanese people value the relationship between seniors and juniors.">
            <text:p>Japanese people value the relationship between seniors and juniors.</text:p>
          </table:table-cell>
          <table:table-cell office:value-type="string" office:value="妻は会社で私の先輩でした。">
            <text:p>妻は会社で私の先輩でした。</text:p>
          </table:table-cell>
          <table:table-cell office:value-type="string" office:value="つま は かいしゃ で わたし の せんぱい でした。">
            <text:p>つま は かいしゃ で わたし の せんぱい でした。</text:p>
          </table:table-cell>
          <table:table-cell office:value-type="string" office:value="My wife was my senior at work.">
            <text:p>My wife was my senior at work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眺める">
            <text:p>眺める</text:p>
          </table:table-cell>
          <table:table-cell office:value-type="string" office:value="ながめる">
            <text:p>ながめる</text:p>
          </table:table-cell>
          <table:table-cell office:value-type="string" office:value="look out, gaze">
            <text:p>look out, ga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猫が窓から外を眺めているよ。">
            <text:p>猫が窓から外を眺めているよ。</text:p>
          </table:table-cell>
          <table:table-cell office:value-type="string" office:value="ねこ が まど から そと を ながめて いる よ。">
            <text:p>ねこ が まど から そと を ながめて いる よ。</text:p>
          </table:table-cell>
          <table:table-cell office:value-type="string" office:value="The cat is at the window looking outside.">
            <text:p>The cat is at the window looking outside.</text:p>
          </table:table-cell>
          <table:table-cell office:value-type="string" office:value="彼はしばらく海を眺めていました。">
            <text:p>彼はしばらく海を眺めていました。</text:p>
          </table:table-cell>
          <table:table-cell office:value-type="string" office:value="かれ は しばらく うみ を ながめて いました。">
            <text:p>かれ は しばらく うみ を ながめて いました。</text:p>
          </table:table-cell>
          <table:table-cell office:value-type="string" office:value="He was gazing at the ocean for a while.">
            <text:p>He was gazing at the ocean for a whil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類">
            <text:p>書類</text:p>
          </table:table-cell>
          <table:table-cell office:value-type="string" office:value="しょるい">
            <text:p>しょるい</text:p>
          </table:table-cell>
          <table:table-cell office:value-type="string" office:value="documents, papers">
            <text:p>documents, pape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書類を10枚コピー しました。">
            <text:p>書類を10枚コピー しました。</text:p>
          </table:table-cell>
          <table:table-cell office:value-type="string" office:value="しょるい を 10 まい コピー しました。">
            <text:p>しょるい を 10 まい コピー しました。</text:p>
          </table:table-cell>
          <table:table-cell office:value-type="string" office:value="I made ten copies of the document.">
            <text:p>I made ten copies of the document.</text:p>
          </table:table-cell>
          <table:table-cell office:value-type="string" office:value="これは重要な書類です。">
            <text:p>これは重要な書類です。</text:p>
          </table:table-cell>
          <table:table-cell office:value-type="string" office:value="これ は じゅうような しょるい です。">
            <text:p>これ は じゅうような しょるい です。</text:p>
          </table:table-cell>
          <table:table-cell office:value-type="string" office:value="This is an important document.">
            <text:p>This is an important documen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月">
            <text:p>年月</text:p>
          </table:table-cell>
          <table:table-cell office:value-type="string" office:value="ねんげつ">
            <text:p>ねんげつ</text:p>
          </table:table-cell>
          <table:table-cell office:value-type="string" office:value="years, period of time">
            <text:p>years, period of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お寺は長い年月をかけて建てられた。">
            <text:p>そのお寺は長い年月をかけて建てられた。</text:p>
          </table:table-cell>
          <table:table-cell office:value-type="string" office:value="その おてら は ながい ねんげつ を かけて たてられた。">
            <text:p>その おてら は ながい ねんげつ を かけて たてられた。</text:p>
          </table:table-cell>
          <table:table-cell office:value-type="string" office:value="The temple was built over a long period of time.">
            <text:p>The temple was built over a long period of time.</text:p>
          </table:table-cell>
          <table:table-cell office:value-type="string" office:value="昔の写真を見ると年月を感じます。">
            <text:p>昔の写真を見ると年月を感じます。</text:p>
          </table:table-cell>
          <table:table-cell office:value-type="string" office:value="むかし の しゃしん を みる と ねんげつ を かんじます。">
            <text:p>むかし の しゃしん を みる と ねんげつ を かんじます。</text:p>
          </table:table-cell>
          <table:table-cell office:value-type="string" office:value="When looking at old pictures, I feel the passage of time.">
            <text:p>When looking at old pictures, I feel the passage of tim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燃やす">
            <text:p>燃やす</text:p>
          </table:table-cell>
          <table:table-cell office:value-type="string" office:value="もやす">
            <text:p>もやす</text:p>
          </table:table-cell>
          <table:table-cell office:value-type="string" office:value="burn (something)">
            <text:p>burn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古い手紙を燃やしたんだ。">
            <text:p>古い手紙を燃やしたんだ。</text:p>
          </table:table-cell>
          <table:table-cell office:value-type="string" office:value="ふるい てがみ を もやした ん だ。">
            <text:p>ふるい てがみ を もやした ん だ。</text:p>
          </table:table-cell>
          <table:table-cell office:value-type="string" office:value="I burned some old letters.">
            <text:p>I burned some old letters.</text:p>
          </table:table-cell>
          <table:table-cell office:value-type="string" office:value="母は庭でごみを燃やしました。">
            <text:p>母は庭でごみを燃やしました。</text:p>
          </table:table-cell>
          <table:table-cell office:value-type="string" office:value="はは は にわ で ごみ を もやしました。">
            <text:p>はは は にわ で ごみ を もやしました。</text:p>
          </table:table-cell>
          <table:table-cell office:value-type="string" office:value="My mother burned trash in the yard.">
            <text:p>My mother burned trash in the yar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線路">
            <text:p>線路</text:p>
          </table:table-cell>
          <table:table-cell office:value-type="string" office:value="せんろ">
            <text:p>せんろ</text:p>
          </table:table-cell>
          <table:table-cell office:value-type="string" office:value="railway track, line">
            <text:p>railway track, 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猫が線路に迷い込んだぞ。">
            <text:p>子猫が線路に迷い込んだぞ。</text:p>
          </table:table-cell>
          <table:table-cell office:value-type="string" office:value="こ ねこ が せんろ に まよいこんだ ぞ。">
            <text:p>こ ねこ が せんろ に まよいこんだ ぞ。</text:p>
          </table:table-cell>
          <table:table-cell office:value-type="string" office:value="A kitten strayed onto the railway track.">
            <text:p>A kitten strayed onto the railway track.</text:p>
          </table:table-cell>
          <table:table-cell office:value-type="string" office:value="線路には絶対に入らないでください。">
            <text:p>線路には絶対に入らないでください。</text:p>
          </table:table-cell>
          <table:table-cell office:value-type="string" office:value="せんろ に は ぜったい に はいらないで ください。">
            <text:p>せんろ に は ぜったい に はいらないで ください。</text:p>
          </table:table-cell>
          <table:table-cell office:value-type="string" office:value="Please never enter the railway track.">
            <text:p>Please never enter the railway track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着">
            <text:p>水着</text:p>
          </table:table-cell>
          <table:table-cell office:value-type="string" office:value="みずぎ">
            <text:p>みずぎ</text:p>
          </table:table-cell>
          <table:table-cell office:value-type="string" office:value="bathing suit, swimsuit">
            <text:p>bathing suit, swims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着に着替えました。">
            <text:p>水着に着替えました。</text:p>
          </table:table-cell>
          <table:table-cell office:value-type="string" office:value="みずぎ に きがえました。">
            <text:p>みずぎ に きがえました。</text:p>
          </table:table-cell>
          <table:table-cell office:value-type="string" office:value="I changed into a swimsuit.">
            <text:p>I changed into a swimsuit.</text:p>
          </table:table-cell>
          <table:table-cell office:value-type="string" office:value="妻はハワイに行く前に新しい水着を買いました。">
            <text:p>妻はハワイに行く前に新しい水着を買いました。</text:p>
          </table:table-cell>
          <table:table-cell office:value-type="string" office:value="つま は ハワイ に いく まえ に あたらしい みずぎ を かいました。">
            <text:p>つま は ハワイ に いく まえ に あたらしい みずぎ を かいました。</text:p>
          </table:table-cell>
          <table:table-cell office:value-type="string" office:value="My wife bought a new bathing suit before going to Hawaii.">
            <text:p>My wife bought a new bathing suit before going to Hawaii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愛らしい">
            <text:p>可愛らしい</text:p>
          </table:table-cell>
          <table:table-cell office:value-type="string" office:value="かわいらしい">
            <text:p>かわいらしい</text:p>
          </table:table-cell>
          <table:table-cell office:value-type="string" office:value="lovely, charming">
            <text:p>lovely, charm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娘に可愛らしい服を作りましたね。">
            <text:p>彼女は娘に可愛らしい服を作りましたね。</text:p>
          </table:table-cell>
          <table:table-cell office:value-type="string" office:value="かのじょ は むすめ に かわいらしい ふく を つくりました ね。">
            <text:p>かのじょ は むすめ に かわいらしい ふく を つくりました ね。</text:p>
          </table:table-cell>
          <table:table-cell office:value-type="string" office:value="She made some lovely clothes for her daughter.">
            <text:p>She made some lovely clothes for her daughter.</text:p>
          </table:table-cell>
          <table:table-cell office:value-type="string" office:value="娘さんは可愛らしい顔をしていますね。">
            <text:p>娘さんは可愛らしい顔をしていますね。</text:p>
          </table:table-cell>
          <table:table-cell office:value-type="string" office:value="むすめ さん は かわいらしい かお を して います ね。">
            <text:p>むすめ さん は かわいらしい かお を して います ね。</text:p>
          </table:table-cell>
          <table:table-cell office:value-type="string" office:value="Your daughter has a lovely face.">
            <text:p>Your daughter has a lovely fac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良し">
            <text:p>仲良し</text:p>
          </table:table-cell>
          <table:table-cell office:value-type="string" office:value="なかよし">
            <text:p>なかよし</text:p>
          </table:table-cell>
          <table:table-cell office:value-type="string" office:value="good friend">
            <text:p>good 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3人組は仲良しですね。">
            <text:p>あの3人組は仲良しですね。</text:p>
          </table:table-cell>
          <table:table-cell office:value-type="string" office:value="あの 3 にん ぐみ は なかよし です ね。">
            <text:p>あの 3 にん ぐみ は なかよし です ね。</text:p>
          </table:table-cell>
          <table:table-cell office:value-type="string" office:value="Those three are good friends.">
            <text:p>Those three are good friends.</text:p>
          </table:table-cell>
          <table:table-cell office:value-type="string" office:value="娘は仲良しグループの子としか話しません。">
            <text:p>娘は仲良しグループの子としか話しません。</text:p>
          </table:table-cell>
          <table:table-cell office:value-type="string" office:value="むすめ は なかよし グループ の こ と しか はなしません。">
            <text:p>むすめ は なかよし グループ の こ と しか はなしません。</text:p>
          </table:table-cell>
          <table:table-cell office:value-type="string" office:value="My daughter only talks with a group of good friends.">
            <text:p>My daughter only talks with a group of good friend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梅干し">
            <text:p>梅干し</text:p>
          </table:table-cell>
          <table:table-cell office:value-type="string" office:value="うめぼし">
            <text:p>うめぼし</text:p>
          </table:table-cell>
          <table:table-cell office:value-type="string" office:value="pickled plum">
            <text:p>pickled pl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では、朝食には必ず梅干しが出ます。">
            <text:p>うちでは、朝食には必ず梅干しが出ます。</text:p>
          </table:table-cell>
          <table:table-cell office:value-type="string" office:value="うち で は、 ちょうしょく に は かならず うめぼし が でます。">
            <text:p>うち で は、 ちょうしょく に は かならず うめぼし が でます。</text:p>
          </table:table-cell>
          <table:table-cell office:value-type="string" office:value="Pickled plums are always served for breakfast at my home.">
            <text:p>Pickled plums are always served for breakfast at my home.</text:p>
          </table:table-cell>
          <table:table-cell office:value-type="string" office:value="朝ご飯は梅干しとご飯だけでいいです。">
            <text:p>朝ご飯は梅干しとご飯だけでいいです。</text:p>
          </table:table-cell>
          <table:table-cell office:value-type="string" office:value="あさ ごはん は うめぼし と ごはん だけ で いい です。">
            <text:p>あさ ごはん は うめぼし と ごはん だけ で いい です。</text:p>
          </table:table-cell>
          <table:table-cell office:value-type="string" office:value="Just rice and a pickled plum will be good for breakfast.">
            <text:p>Just rice and a pickled plum will be good for breakfas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レス">
            <text:p>ドレス</text:p>
          </table:table-cell>
          <table:table-cell office:value-type="string" office:value="ドレス">
            <text:p>ドレス</text:p>
          </table:table-cell>
          <table:table-cell office:value-type="string" office:value="formal dress">
            <text:p>formal d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紫のドレスを着ていた。">
            <text:p>彼女は紫のドレスを着ていた。</text:p>
          </table:table-cell>
          <table:table-cell office:value-type="string" office:value="かのじょ は むらさき の ドレス を きて いた。">
            <text:p>かのじょ は むらさき の ドレス を きて いた。</text:p>
          </table:table-cell>
          <table:table-cell office:value-type="string" office:value="She wore a purple formal dress.">
            <text:p>She wore a purple formal dress.</text:p>
          </table:table-cell>
          <table:table-cell office:value-type="string" office:value="彼女は黒いドレスを着ています。">
            <text:p>彼女は黒いドレスを着ています。</text:p>
          </table:table-cell>
          <table:table-cell office:value-type="string" office:value="かのじょ は くろい ドレス を きて います。">
            <text:p>かのじょ は くろい ドレス を きて います。</text:p>
          </table:table-cell>
          <table:table-cell office:value-type="string" office:value="She's wearing a black formal dress.">
            <text:p>She's wearing a black formal dres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尽くす">
            <text:p>尽くす</text:p>
          </table:table-cell>
          <table:table-cell office:value-type="string" office:value="つくす">
            <text:p>つくす</text:p>
          </table:table-cell>
          <table:table-cell office:value-type="string" office:value="make utmost efforts, devote to">
            <text:p>make utmost efforts, devote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夫に尽くしている。">
            <text:p>彼女は夫に尽くしている。</text:p>
          </table:table-cell>
          <table:table-cell office:value-type="string" office:value="かのじょ は おっと に つくして いる。">
            <text:p>かのじょ は おっと に つくして いる。</text:p>
          </table:table-cell>
          <table:table-cell office:value-type="string" office:value="She is devoted to her husband.">
            <text:p>She is devoted to her husband.</text:p>
          </table:table-cell>
          <table:table-cell office:value-type="string" office:value="私はベストを尽くしました。">
            <text:p>私はベストを尽くしました。</text:p>
          </table:table-cell>
          <table:table-cell office:value-type="string" office:value="わたし は ベスト を つくしました。">
            <text:p>わたし は ベスト を つくしました。</text:p>
          </table:table-cell>
          <table:table-cell office:value-type="string" office:value="I did my best.">
            <text:p>I did my bes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球">
            <text:p>地球</text:p>
          </table:table-cell>
          <table:table-cell office:value-type="string" office:value="ちきゅう">
            <text:p>ちきゅう</text:p>
          </table:table-cell>
          <table:table-cell office:value-type="string" office:value="the earth">
            <text:p>the ear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球は丸い。">
            <text:p>地球は丸い。</text:p>
          </table:table-cell>
          <table:table-cell office:value-type="string" office:value="ちきゅう は まるい。">
            <text:p>ちきゅう は まるい。</text:p>
          </table:table-cell>
          <table:table-cell office:value-type="string" office:value="The earth is round.">
            <text:p>The earth is round.</text:p>
          </table:table-cell>
          <table:table-cell office:value-type="string" office:value="月は地球のまわりを回っています。">
            <text:p>月は地球のまわりを回っています。</text:p>
          </table:table-cell>
          <table:table-cell office:value-type="string" office:value="つき は ちきゅう の まわり を まわって います。">
            <text:p>つき は ちきゅう の まわり を まわって います。</text:p>
          </table:table-cell>
          <table:table-cell office:value-type="string" office:value="The moon spins around the earth.">
            <text:p>The moon spins around the earth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親切">
            <text:p>不親切</text:p>
          </table:table-cell>
          <table:table-cell office:value-type="string" office:value="ふしんせつ">
            <text:p>ふしんせつ</text:p>
          </table:table-cell>
          <table:table-cell office:value-type="string" office:value="unkind, inconsiderate">
            <text:p>unkind, inconsider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店員は不親切だった。">
            <text:p>その店員は不親切だった。</text:p>
          </table:table-cell>
          <table:table-cell office:value-type="string" office:value="その てんいん は ふしんせつ だった。">
            <text:p>その てんいん は ふしんせつ だった。</text:p>
          </table:table-cell>
          <table:table-cell office:value-type="string" office:value="That store clerk was unkind.">
            <text:p>That store clerk was unkind.</text:p>
          </table:table-cell>
          <table:table-cell office:value-type="string" office:value="あの医者はいつも不親切だ。">
            <text:p>あの医者はいつも不親切だ。</text:p>
          </table:table-cell>
          <table:table-cell office:value-type="string" office:value="あの いしゃ は いつも ふしんせつ だ。">
            <text:p>あの いしゃ は いつも ふしんせつ だ。</text:p>
          </table:table-cell>
          <table:table-cell office:value-type="string" office:value="That doctor is always unkind.">
            <text:p>That doctor is always unkin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らから">
            <text:p>からから</text:p>
          </table:table-cell>
          <table:table-cell office:value-type="string" office:value="からから">
            <text:p>からから</text:p>
          </table:table-cell>
          <table:table-cell office:value-type="string" office:value="very thirsty, very dry">
            <text:p>very thirsty, very dr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しゃべりして喉がからからになりました。">
            <text:p>おしゃべりして喉がからからになりました。</text:p>
          </table:table-cell>
          <table:table-cell office:value-type="string" office:value="おしゃべり して のど が からから に なりました。">
            <text:p>おしゃべり して のど が からから に なりました。</text:p>
          </table:table-cell>
          <table:table-cell office:value-type="string" office:value="My throat got dry from chatting.">
            <text:p>My throat got dry from chatting.</text:p>
          </table:table-cell>
          <table:table-cell office:value-type="string" office:value="喉が渇いてからからです。">
            <text:p>喉が渇いてからからです。</text:p>
          </table:table-cell>
          <table:table-cell office:value-type="string" office:value="のど が かわいて から から です。">
            <text:p>のど が かわいて から から です。</text:p>
          </table:table-cell>
          <table:table-cell office:value-type="string" office:value="I'm thirsty, and my throat is very dry.">
            <text:p>I'm thirsty, and my throat is very dr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箱">
            <text:p>本箱</text:p>
          </table:table-cell>
          <table:table-cell office:value-type="string" office:value="ほんばこ">
            <text:p>ほんばこ</text:p>
          </table:table-cell>
          <table:table-cell office:value-type="string" office:value="bookcase">
            <text:p>book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雑誌を本箱に入れました。">
            <text:p>雑誌を本箱に入れました。</text:p>
          </table:table-cell>
          <table:table-cell office:value-type="string" office:value="ざっし を ほんばこ に いれました。">
            <text:p>ざっし を ほんばこ に いれました。</text:p>
          </table:table-cell>
          <table:table-cell office:value-type="string" office:value="I put the magazine in the bookcase.">
            <text:p>I put the magazine in the bookcase.</text:p>
          </table:table-cell>
          <table:table-cell office:value-type="string" office:value="読んだ本は本箱に仕舞ってください。">
            <text:p>読んだ本は本箱に仕舞ってください。</text:p>
          </table:table-cell>
          <table:table-cell office:value-type="string" office:value="よんだ ほん は ほんばこ に しまって ください。">
            <text:p>よんだ ほん は ほんばこ に しまって ください。</text:p>
          </table:table-cell>
          <table:table-cell office:value-type="string" office:value="Please put back the books you read in the bookcase.">
            <text:p>Please put back the books you read in the bookcas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書き">
            <text:p>横書き</text:p>
          </table:table-cell>
          <table:table-cell office:value-type="string" office:value="よこがき">
            <text:p>よこがき</text:p>
          </table:table-cell>
          <table:table-cell office:value-type="string" office:value="horizontal writing">
            <text:p>horizontal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は横書きです。">
            <text:p>この本は横書きです。</text:p>
          </table:table-cell>
          <table:table-cell office:value-type="string" office:value="この ほん は よこがき です。">
            <text:p>この ほん は よこがき です。</text:p>
          </table:table-cell>
          <table:table-cell office:value-type="string" office:value="This book is printed horizontally.">
            <text:p>This book is printed horizontally.</text:p>
          </table:table-cell>
          <table:table-cell office:value-type="string" office:value="明日、横書きのノートが3冊必要です。">
            <text:p>明日、横書きのノートが3冊必要です。</text:p>
          </table:table-cell>
          <table:table-cell office:value-type="string" office:value="あした、よこがき の ノート が 3 さつ ひつよう です。">
            <text:p>あした、よこがき の ノート が 3 さつ ひつよう です。</text:p>
          </table:table-cell>
          <table:table-cell office:value-type="string" office:value="Tomorrow I need three notebooks with horizontal writing lines.">
            <text:p>Tomorrow I need three notebooks with horizontal writing line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ば屋">
            <text:p>そば屋</text:p>
          </table:table-cell>
          <table:table-cell office:value-type="string" office:value="そばや">
            <text:p>そばや</text:p>
          </table:table-cell>
          <table:table-cell office:value-type="string" office:value="buckwheat noodle shop">
            <text:p>buckwheat noodle 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はそば屋に行きました。">
            <text:p>昼はそば屋に行きました。</text:p>
          </table:table-cell>
          <table:table-cell office:value-type="string" office:value="ひる は そば や に いきました。">
            <text:p>ひる は そば や に いきました。</text:p>
          </table:table-cell>
          <table:table-cell office:value-type="string" office:value="I went to a noodle shop for lunch.">
            <text:p>I went to a noodle shop for lunch.</text:p>
          </table:table-cell>
          <table:table-cell office:value-type="string" office:value="私はあのそば屋の天ぷらそばが大好きです。">
            <text:p>私はあのそば屋の天ぷらそばが大好きです。</text:p>
          </table:table-cell>
          <table:table-cell office:value-type="string" office:value="わたし は あの そば や の てんぷら そば が だいすき です。">
            <text:p>わたし は あの そば や の てんぷら そば が だいすき です。</text:p>
          </table:table-cell>
          <table:table-cell office:value-type="string" office:value="I love the soba noodles with tempura at that noodle shop.">
            <text:p>I love the soba noodles with tempura at that noodle shop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加工">
            <text:p>加工</text:p>
          </table:table-cell>
          <table:table-cell office:value-type="string" office:value="かこう">
            <text:p>かこう</text:p>
          </table:table-cell>
          <table:table-cell office:value-type="string" office:value="processing, editing (a photo, etc.)">
            <text:p>processing, editing (a photo, etc.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工場では魚を加工している。">
            <text:p>この工場では魚を加工している。</text:p>
          </table:table-cell>
          <table:table-cell office:value-type="string" office:value="この こうじょう で は さかな を かこう して いる。">
            <text:p>この こうじょう で は さかな を かこう して いる。</text:p>
          </table:table-cell>
          <table:table-cell office:value-type="string" office:value="This factory processes fish.">
            <text:p>This factory processes fish.</text:p>
          </table:table-cell>
          <table:table-cell office:value-type="string" office:value="このアプリで写真を加工できます。">
            <text:p>このアプリで写真を加工できます。</text:p>
          </table:table-cell>
          <table:table-cell office:value-type="string" office:value="この アプリ で しゃしん を かこう できます。">
            <text:p>この アプリ で しゃしん を かこう できます。</text:p>
          </table:table-cell>
          <table:table-cell office:value-type="string" office:value="You can edit photographs with this application.">
            <text:p>You can edit photographs with this applicati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験">
            <text:p>実験</text:p>
          </table:table-cell>
          <table:table-cell office:value-type="string" office:value="じっけん">
            <text:p>じっけん</text:p>
          </table:table-cell>
          <table:table-cell office:value-type="string" office:value="experiment">
            <text:p>experi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科学の授業で実験をした。">
            <text:p>科学の授業で実験をした。</text:p>
          </table:table-cell>
          <table:table-cell office:value-type="string" office:value="かがく の じゅぎょう で じっけん を した。">
            <text:p>かがく の じゅぎょう で じっけん を した。</text:p>
          </table:table-cell>
          <table:table-cell office:value-type="string" office:value="We did an experiment in science class.">
            <text:p>We did an experiment in science class.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愛する">
            <text:p>愛する</text:p>
          </table:table-cell>
          <table:table-cell office:value-type="string" office:value="あいする">
            <text:p>あいする</text:p>
          </table:table-cell>
          <table:table-cell office:value-type="string" office:value="love, care for">
            <text:p>love, c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私はあの人を愛していません。">
            <text:p>私はあの人を愛していません。</text:p>
          </table:table-cell>
          <table:table-cell office:value-type="string" office:value="わたし は あの ひと を あいして いません。">
            <text:p>わたし は あの ひと を あいして いません。</text:p>
          </table:table-cell>
          <table:table-cell office:value-type="string" office:value="I don't love that person.">
            <text:p>I don't love that pers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愛する">
            <text:p>愛する</text:p>
          </table:table-cell>
          <table:table-cell office:value-type="string" office:value="あいする">
            <text:p>あいする</text:p>
          </table:table-cell>
          <table:table-cell office:value-type="string" office:value="love, care for">
            <text:p>love, c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私はあの人を愛していません。">
            <text:p>私はあの人を愛していません。</text:p>
          </table:table-cell>
          <table:table-cell office:value-type="string" office:value="わたし は あの ひと を あいして いません。">
            <text:p>わたし は あの ひと を あいして いません。</text:p>
          </table:table-cell>
          <table:table-cell office:value-type="string" office:value="I don't love that person.">
            <text:p>I don't love that pers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